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188cm" draw:marker-end-width="0.188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eeeeee" draw:shadow="hidden" loext:decorative="false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818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666666" draw:shadow="hidden" loext:decorative="false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423cm" fo:min-width="2.5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424cm" fo:min-width="2.54cm" fo:padding-top="0.282cm" fo:padding-bottom="0.282cm" fo:padding-left="1.058cm" fo:padding-right="0.282cm" loext:decorative="false"/>
      <style:paragraph-properties style:writing-mode="lr-tb"/>
    </style:style>
    <style:style style:name="gr10" style:family="graphic" style:parent-style-name="standard">
      <style:graphic-properties draw:stroke="dash" draw:stroke-dash="Dash_5f_0" svg:stroke-width="0.018cm" svg:stroke-color="#000000" draw:marker-start-width="0.188cm" draw:marker-end-width="0.188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11" style:family="graphic" style:parent-style-name="standard">
      <style:graphic-properties draw:stroke="solid" svg:stroke-width="0.018cm" svg:stroke-color="#000000" draw:marker-start="Marker_5f_0" draw:marker-start-width="0.364cm" draw:marker-end="Marker_5f_1" draw:marker-end-width="0.364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12" style:family="graphic" style:parent-style-name="standard">
      <style:graphic-properties draw:stroke="solid" svg:stroke-width="0.018cm" svg:stroke-color="#000000" draw:marker-start-width="0.227cm" draw:marker-end-width="0.227cm" svg:stroke-opacity="100%" draw:stroke-linejoin="round" svg:stroke-linecap="round" draw:fill="solid" draw:fill-color="#666666" fo:padding-top="0.134cm" fo:padding-bottom="0.134cm" fo:padding-left="0.259cm" fo:padding-right="0.259cm" loext:decorative="false"/>
    </style:style>
    <style:style style:name="gr13" style:family="graphic" style:parent-style-name="standard">
      <style:graphic-properties draw:stroke="none" svg:stroke-width="0.018cm" svg:stroke-color="#000000" draw:marker-start-width="0.227cm" draw:marker-end-width="0.227cm" draw:fill="solid" draw:fill-color="#666666" draw:shadow="hidden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P1" style:family="paragraph">
      <loext:graphic-properties draw:fill="solid" draw:fill-color="#eeeeee"/>
      <style:text-properties fo:color="#000000" loext:opacity="100%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eeeeee"/>
      <style:paragraph-properties fo:margin-left="0cm" fo:margin-right="0cm" fo:margin-top="0cm" fo:margin-bottom="0cm" fo:line-height="120%" fo:text-align="center" fo:text-indent="0cm"/>
      <style:text-properties fo:color="#000000" loext:opacity="100%"/>
    </style:style>
    <style:style style:name="P4" style:family="paragraph">
      <loext:graphic-properties draw:fill="solid" draw:fill-color="#666666"/>
      <style:text-properties fo:color="#000000" loext:opacity="100%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solid" draw:fill-color="#eeeeee"/>
      <style:paragraph-properties fo:margin-left="0cm" fo:margin-right="0cm" fo:margin-top="0cm" fo:margin-bottom="0cm" fo:line-height="120%" fo:text-align="start" fo:text-indent="0cm"/>
      <style:text-properties fo:color="#000000" loext:opacity="100%"/>
    </style:style>
    <style:style style:name="P7" style:family="paragraph">
      <style:paragraph-properties fo:margin-left="0cm" fo:margin-right="0cm" fo:margin-top="0cm" fo:margin-bottom="0cm" fo:line-height="120%" fo:text-align="start" fo:text-indent="0cm"/>
      <style:text-properties fo:font-weight="bold"/>
    </style:style>
    <style:style style:name="P8" style:family="paragraph">
      <loext:graphic-properties draw:fill="solid" draw:fill-color="#eeeeee"/>
      <style:paragraph-properties fo:margin-left="0cm" fo:margin-right="0cm" fo:margin-top="0cm" fo:margin-bottom="0cm" fo:line-height="120%" fo:text-align="start" fo:text-indent="0cm"/>
      <style:text-properties fo:color="#000000" loext:opacity="100%" fo:font-weight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1e4e79" loext:opacity="100%" style:font-name="Calibri" fo:font-size="10pt" style:font-name-asian="Calibri" style:font-size-asian="10pt" style:font-name-complex="Calibri" style:font-size-complex="10pt"/>
    </style:style>
    <style:style style:name="T3" style:family="text">
      <style:text-properties fo:color="#000000" loext:opacity="100%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4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T5" style:family="text">
      <style:text-properties fo:color="#2e75b5" loext:opacity="100%" style:font-name="Calibri" fo:font-size="10pt" style:font-name-asian="Calibri" style:font-size-asian="10pt" style:font-name-complex="Calibri" style:font-size-complex="10pt"/>
    </style:style>
    <style:style style:name="T6" style:family="text">
      <style:text-properties fo:font-size="54pt" fo:font-weight="bold" style:font-size-asian="54pt" style:font-weight-asian="bold" style:font-size-complex="54pt" style:font-weight-complex="bold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0cm" svg:height="0cm" svg:x="17.423cm" svg:y="21.234cm" svg:viewBox="0 0 0 0" draw:points="0,0">
          <text:p/>
        </draw:polygon>
        <draw:g draw:style-name="gr2">
          <draw:polygon draw:style-name="gr3" draw:text-style-name="P1" draw:layer="layout" svg:width="6.499cm" svg:height="0cm" svg:x="17.423cm" svg:y="17.17cm" svg:viewBox="0 0 6500 0" draw:points="0,0 6500,0">
            <text:p/>
          </draw:polygon>
          <draw:polygon draw:style-name="gr4" draw:text-style-name="P1" draw:layer="layout" svg:width="6.499cm" svg:height="0cm" svg:x="17.423cm" svg:y="17.17cm" svg:viewBox="0 0 6500 0" draw:points="0,0 6500,0">
            <text:p/>
          </draw:polygon>
        </draw:g>
        <draw:g draw:style-name="gr2">
          <draw:polygon draw:style-name="gr3" draw:text-style-name="P1" draw:layer="layout" svg:width="6.5cm" svg:height="4.064cm" svg:x="17.423cm" svg:y="17.17cm" svg:viewBox="0 0 6501 4065" draw:points="0,4065 6501,4065 6501,0 0,0">
            <text:p/>
          </draw:polygon>
          <draw:polygon draw:style-name="gr4" draw:text-style-name="P1" draw:layer="layout" svg:width="6.5cm" svg:height="4.064cm" svg:x="17.423cm" svg:y="17.17cm" svg:viewBox="0 0 6501 4065" draw:points="0,4065 6501,4065 6501,0 0,0">
            <text:p/>
          </draw:polygon>
        </draw:g>
        <draw:g draw:style-name="gr5">
          <draw:g draw:style-name="gr2">
            <draw:polygon draw:style-name="gr3" draw:text-style-name="P1" draw:layer="layout" svg:width="6.5cm" svg:height="1.1cm" svg:x="17.423cm" svg:y="17.17cm" svg:viewBox="0 0 6501 1101" draw:points="0,1101 6501,1101 6501,0 0,0">
              <text:p/>
            </draw:polygon>
            <draw:polygon draw:style-name="gr4" draw:text-style-name="P1" draw:layer="layout" svg:width="6.5cm" svg:height="1.1cm" svg:x="17.423cm" svg:y="17.17cm" svg:viewBox="0 0 6501 1101" draw:points="0,1101 6501,1101 6501,0 0,0">
              <text:p/>
            </draw:polygon>
          </draw:g>
          <draw:frame draw:style-name="gr6" draw:text-style-name="P3" draw:layer="layout" svg:width="6.5cm" svg:height="1.1cm" svg:x="17.423cm" svg:y="17.17cm">
            <draw:text-box>
              <text:p text:style-name="P2"><text:span text:style-name="T1">Player</text:span></text:p>
            </draw:text-box>
          </draw:frame>
        </draw:g>
        <draw:polygon draw:style-name="gr1" draw:text-style-name="P1" draw:layer="layout" svg:width="0cm" svg:height="0cm" svg:x="17.423cm" svg:y="31.602cm" svg:viewBox="0 0 0 0" draw:points="0,0">
          <text:p/>
        </draw:polygon>
        <draw:g draw:style-name="gr2">
          <draw:polygon draw:style-name="gr3" draw:text-style-name="P1" draw:layer="layout" svg:width="6.498cm" svg:height="0cm" svg:x="17.423cm" svg:y="23.587cm" svg:viewBox="0 0 6499 0" draw:points="0,0 6499,0">
            <text:p/>
          </draw:polygon>
          <draw:polygon draw:style-name="gr4" draw:text-style-name="P1" draw:layer="layout" svg:width="6.498cm" svg:height="0cm" svg:x="17.423cm" svg:y="23.587cm" svg:viewBox="0 0 6499 0" draw:points="0,0 6499,0">
            <text:p/>
          </draw:polygon>
        </draw:g>
        <draw:g draw:style-name="gr2">
          <draw:polygon draw:style-name="gr3" draw:text-style-name="P1" draw:layer="layout" svg:width="6.5cm" svg:height="8.015cm" svg:x="17.423cm" svg:y="23.587cm" svg:viewBox="0 0 6501 8016" draw:points="0,8016 6501,8016 6501,0 0,0">
            <text:p/>
          </draw:polygon>
          <draw:polygon draw:style-name="gr4" draw:text-style-name="P1" draw:layer="layout" svg:width="6.5cm" svg:height="8.015cm" svg:x="17.423cm" svg:y="23.587cm" svg:viewBox="0 0 6501 8016" draw:points="0,8016 6501,8016 6501,0 0,0">
            <text:p/>
          </draw:polygon>
        </draw:g>
        <draw:g draw:style-name="gr5">
          <draw:g draw:style-name="gr2">
            <draw:polygon draw:style-name="gr3" draw:text-style-name="P1" draw:layer="layout" svg:width="6.5cm" svg:height="1.1cm" svg:x="17.423cm" svg:y="23.587cm" svg:viewBox="0 0 6501 1101" draw:points="0,1101 6501,1101 6501,0 0,0">
              <text:p/>
            </draw:polygon>
            <draw:polygon draw:style-name="gr4" draw:text-style-name="P1" draw:layer="layout" svg:width="6.5cm" svg:height="1.1cm" svg:x="17.423cm" svg:y="23.587cm" svg:viewBox="0 0 6501 1101" draw:points="0,1101 6501,1101 6501,0 0,0">
              <text:p/>
            </draw:polygon>
          </draw:g>
          <draw:frame draw:style-name="gr6" draw:text-style-name="P3" draw:layer="layout" svg:width="6.5cm" svg:height="1.1cm" svg:x="17.423cm" svg:y="23.587cm">
            <draw:text-box>
              <text:p text:style-name="P2"><text:span text:style-name="T1">Character</text:span></text:p>
            </draw:text-box>
          </draw:frame>
        </draw:g>
        <draw:polygon draw:style-name="gr1" draw:text-style-name="P1" draw:layer="layout" svg:width="0cm" svg:height="0cm" svg:x="17.423cm" svg:y="49.249cm" svg:viewBox="0 0 0 0" draw:points="0,0">
          <text:p/>
        </draw:polygon>
        <draw:g draw:style-name="gr2">
          <draw:polygon draw:style-name="gr3" draw:text-style-name="P1" draw:layer="layout" svg:width="6.499cm" svg:height="0cm" svg:x="17.423cm" svg:y="41.234cm" svg:viewBox="0 0 6500 0" draw:points="0,0 6500,0">
            <text:p/>
          </draw:polygon>
          <draw:polygon draw:style-name="gr4" draw:text-style-name="P1" draw:layer="layout" svg:width="6.499cm" svg:height="0cm" svg:x="17.423cm" svg:y="41.234cm" svg:viewBox="0 0 6500 0" draw:points="0,0 6500,0">
            <text:p/>
          </draw:polygon>
        </draw:g>
        <draw:g draw:style-name="gr2">
          <draw:polygon draw:style-name="gr3" draw:text-style-name="P1" draw:layer="layout" svg:width="6.5cm" svg:height="8.015cm" svg:x="17.423cm" svg:y="41.234cm" svg:viewBox="0 0 6501 8016" draw:points="0,8016 6501,8016 6501,0 0,0">
            <text:p/>
          </draw:polygon>
          <draw:polygon draw:style-name="gr4" draw:text-style-name="P1" draw:layer="layout" svg:width="6.5cm" svg:height="8.015cm" svg:x="17.423cm" svg:y="41.234cm" svg:viewBox="0 0 6501 8016" draw:points="0,8016 6501,8016 6501,0 0,0">
            <text:p/>
          </draw:polygon>
        </draw:g>
        <draw:g draw:style-name="gr5">
          <draw:g draw:style-name="gr2">
            <draw:polygon draw:style-name="gr3" draw:text-style-name="P1" draw:layer="layout" svg:width="6.5cm" svg:height="1.1cm" svg:x="17.423cm" svg:y="41.234cm" svg:viewBox="0 0 6501 1101" draw:points="0,1101 6501,1101 6501,0 0,0">
              <text:p/>
            </draw:polygon>
            <draw:polygon draw:style-name="gr4" draw:text-style-name="P1" draw:layer="layout" svg:width="6.5cm" svg:height="1.1cm" svg:x="17.423cm" svg:y="41.234cm" svg:viewBox="0 0 6501 1101" draw:points="0,1101 6501,1101 6501,0 0,0">
              <text:p/>
            </draw:polygon>
          </draw:g>
          <draw:frame draw:style-name="gr6" draw:text-style-name="P3" draw:layer="layout" svg:width="6.5cm" svg:height="1.1cm" svg:x="17.423cm" svg:y="41.234cm">
            <draw:text-box>
              <text:p text:style-name="P2"><text:span text:style-name="T1">NPC</text:span></text:p>
            </draw:text-box>
          </draw:frame>
        </draw:g>
        <draw:polygon draw:style-name="gr1" draw:text-style-name="P1" draw:layer="layout" svg:width="0cm" svg:height="0cm" svg:x="17.423cm" svg:y="38.434cm" svg:viewBox="0 0 0 0" draw:points="0,0">
          <text:p/>
        </draw:polygon>
        <draw:g draw:style-name="gr2">
          <draw:polygon draw:style-name="gr3" draw:text-style-name="P1" draw:layer="layout" svg:width="6.499cm" svg:height="0cm" svg:x="17.423cm" svg:y="34.37cm" svg:viewBox="0 0 6500 0" draw:points="0,0 6500,0">
            <text:p/>
          </draw:polygon>
          <draw:polygon draw:style-name="gr4" draw:text-style-name="P1" draw:layer="layout" svg:width="6.499cm" svg:height="0cm" svg:x="17.423cm" svg:y="34.37cm" svg:viewBox="0 0 6500 0" draw:points="0,0 6500,0">
            <text:p/>
          </draw:polygon>
        </draw:g>
        <draw:g draw:style-name="gr2">
          <draw:polygon draw:style-name="gr3" draw:text-style-name="P1" draw:layer="layout" svg:width="6.5cm" svg:height="4.064cm" svg:x="17.423cm" svg:y="34.37cm" svg:viewBox="0 0 6501 4065" draw:points="0,4065 6501,4065 6501,0 0,0">
            <text:p/>
          </draw:polygon>
          <draw:polygon draw:style-name="gr4" draw:text-style-name="P1" draw:layer="layout" svg:width="6.5cm" svg:height="4.064cm" svg:x="17.423cm" svg:y="34.37cm" svg:viewBox="0 0 6501 4065" draw:points="0,4065 6501,4065 6501,0 0,0">
            <text:p/>
          </draw:polygon>
        </draw:g>
        <draw:g draw:style-name="gr5">
          <draw:g draw:style-name="gr2">
            <draw:polygon draw:style-name="gr3" draw:text-style-name="P1" draw:layer="layout" svg:width="6.5cm" svg:height="1.1cm" svg:x="17.423cm" svg:y="34.37cm" svg:viewBox="0 0 6501 1101" draw:points="0,1101 6501,1101 6501,0 0,0">
              <text:p/>
            </draw:polygon>
            <draw:polygon draw:style-name="gr4" draw:text-style-name="P1" draw:layer="layout" svg:width="6.5cm" svg:height="1.1cm" svg:x="17.423cm" svg:y="34.37cm" svg:viewBox="0 0 6501 1101" draw:points="0,1101 6501,1101 6501,0 0,0">
              <text:p/>
            </draw:polygon>
          </draw:g>
          <draw:frame draw:style-name="gr6" draw:text-style-name="P3" draw:layer="layout" svg:width="6.5cm" svg:height="1.1cm" svg:x="17.423cm" svg:y="34.37cm">
            <draw:text-box>
              <text:p text:style-name="P2"><text:span text:style-name="T1">Character_NPC</text:span></text:p>
            </draw:text-box>
          </draw:frame>
        </draw:g>
        <draw:polygon draw:style-name="gr1" draw:text-style-name="P1" draw:layer="layout" svg:width="0cm" svg:height="0cm" svg:x="5.973cm" svg:y="39.202cm" svg:viewBox="0 0 0 0" draw:points="0,0">
          <text:p/>
        </draw:polygon>
        <draw:g draw:style-name="gr2">
          <draw:polygon draw:style-name="gr3" draw:text-style-name="P1" draw:layer="layout" svg:width="6.499cm" svg:height="0cm" svg:x="5.973cm" svg:y="32.175cm" svg:viewBox="0 0 6500 0" draw:points="0,0 6500,0">
            <text:p/>
          </draw:polygon>
          <draw:polygon draw:style-name="gr4" draw:text-style-name="P1" draw:layer="layout" svg:width="6.499cm" svg:height="0cm" svg:x="5.973cm" svg:y="32.175cm" svg:viewBox="0 0 6500 0" draw:points="0,0 6500,0">
            <text:p/>
          </draw:polygon>
        </draw:g>
        <draw:g draw:style-name="gr2">
          <draw:polygon draw:style-name="gr3" draw:text-style-name="P1" draw:layer="layout" svg:width="6.5cm" svg:height="7.027cm" svg:x="5.973cm" svg:y="32.175cm" svg:viewBox="0 0 6501 7028" draw:points="0,7028 6501,7028 6501,0 0,0">
            <text:p/>
          </draw:polygon>
          <draw:polygon draw:style-name="gr4" draw:text-style-name="P1" draw:layer="layout" svg:width="6.5cm" svg:height="7.027cm" svg:x="5.973cm" svg:y="32.175cm" svg:viewBox="0 0 6501 7028" draw:points="0,7028 6501,7028 6501,0 0,0">
            <text:p/>
          </draw:polygon>
        </draw:g>
        <draw:g draw:style-name="gr5">
          <draw:g draw:style-name="gr2">
            <draw:polygon draw:style-name="gr3" draw:text-style-name="P1" draw:layer="layout" svg:width="6.5cm" svg:height="1.1cm" svg:x="5.973cm" svg:y="32.175cm" svg:viewBox="0 0 6501 1101" draw:points="0,1101 6501,1101 6501,0 0,0">
              <text:p/>
            </draw:polygon>
            <draw:polygon draw:style-name="gr4" draw:text-style-name="P1" draw:layer="layout" svg:width="6.5cm" svg:height="1.1cm" svg:x="5.973cm" svg:y="32.175cm" svg:viewBox="0 0 6501 1101" draw:points="0,1101 6501,1101 6501,0 0,0">
              <text:p/>
            </draw:polygon>
          </draw:g>
          <draw:frame draw:style-name="gr6" draw:text-style-name="P3" draw:layer="layout" svg:width="6.5cm" svg:height="1.1cm" svg:x="5.973cm" svg:y="32.175cm">
            <draw:text-box>
              <text:p text:style-name="P2"><text:span text:style-name="T1">Item</text:span></text:p>
            </draw:text-box>
          </draw:frame>
        </draw:g>
        <draw:polygon draw:style-name="gr1" draw:text-style-name="P1" draw:layer="layout" svg:width="0cm" svg:height="0cm" svg:x="5.973cm" svg:y="29.466cm" svg:viewBox="0 0 0 0" draw:points="0,0">
          <text:p/>
        </draw:polygon>
        <draw:g draw:style-name="gr2">
          <draw:polygon draw:style-name="gr3" draw:text-style-name="P1" draw:layer="layout" svg:width="6.499cm" svg:height="0cm" svg:x="5.973cm" svg:y="25.402cm" svg:viewBox="0 0 6500 0" draw:points="0,0 6500,0">
            <text:p/>
          </draw:polygon>
          <draw:polygon draw:style-name="gr4" draw:text-style-name="P1" draw:layer="layout" svg:width="6.499cm" svg:height="0cm" svg:x="5.973cm" svg:y="25.402cm" svg:viewBox="0 0 6500 0" draw:points="0,0 6500,0">
            <text:p/>
          </draw:polygon>
        </draw:g>
        <draw:g draw:style-name="gr2">
          <draw:polygon draw:style-name="gr3" draw:text-style-name="P1" draw:layer="layout" svg:width="6.5cm" svg:height="4.064cm" svg:x="5.973cm" svg:y="25.402cm" svg:viewBox="0 0 6501 4065" draw:points="0,4065 6501,4065 6501,0 0,0">
            <text:p/>
          </draw:polygon>
          <draw:polygon draw:style-name="gr4" draw:text-style-name="P1" draw:layer="layout" svg:width="6.5cm" svg:height="4.064cm" svg:x="5.973cm" svg:y="25.402cm" svg:viewBox="0 0 6501 4065" draw:points="0,4065 6501,4065 6501,0 0,0">
            <text:p/>
          </draw:polygon>
        </draw:g>
        <draw:g draw:style-name="gr5">
          <draw:g draw:style-name="gr2">
            <draw:polygon draw:style-name="gr3" draw:text-style-name="P1" draw:layer="layout" svg:width="6.5cm" svg:height="1.1cm" svg:x="5.973cm" svg:y="25.402cm" svg:viewBox="0 0 6501 1101" draw:points="0,1101 6501,1101 6501,0 0,0">
              <text:p/>
            </draw:polygon>
            <draw:polygon draw:style-name="gr4" draw:text-style-name="P1" draw:layer="layout" svg:width="6.5cm" svg:height="1.1cm" svg:x="5.973cm" svg:y="25.402cm" svg:viewBox="0 0 6501 1101" draw:points="0,1101 6501,1101 6501,0 0,0">
              <text:p/>
            </draw:polygon>
          </draw:g>
          <draw:frame draw:style-name="gr6" draw:text-style-name="P3" draw:layer="layout" svg:width="6.5cm" svg:height="1.1cm" svg:x="5.973cm" svg:y="25.402cm">
            <draw:text-box>
              <text:p text:style-name="P2"><text:span text:style-name="T1">Character_Item</text:span></text:p>
            </draw:text-box>
          </draw:frame>
        </draw:g>
        <draw:polygon draw:style-name="gr1" draw:text-style-name="P1" draw:layer="layout" svg:width="0cm" svg:height="0cm" svg:x="5.973cm" svg:y="45.297cm" svg:viewBox="0 0 0 0" draw:points="0,0">
          <text:p/>
        </draw:polygon>
        <draw:g draw:style-name="gr2">
          <draw:polygon draw:style-name="gr3" draw:text-style-name="P1" draw:layer="layout" svg:width="6.499cm" svg:height="0cm" svg:x="5.973cm" svg:y="41.234cm" svg:viewBox="0 0 6500 0" draw:points="0,0 6500,0">
            <text:p/>
          </draw:polygon>
          <draw:polygon draw:style-name="gr4" draw:text-style-name="P1" draw:layer="layout" svg:width="6.499cm" svg:height="0cm" svg:x="5.973cm" svg:y="41.234cm" svg:viewBox="0 0 6500 0" draw:points="0,0 6500,0">
            <text:p/>
          </draw:polygon>
        </draw:g>
        <draw:g draw:style-name="gr2">
          <draw:polygon draw:style-name="gr3" draw:text-style-name="P1" draw:layer="layout" svg:width="6.5cm" svg:height="4.064cm" svg:x="5.973cm" svg:y="41.234cm" svg:viewBox="0 0 6501 4065" draw:points="0,4065 6501,4065 6501,0 0,0">
            <text:p/>
          </draw:polygon>
          <draw:polygon draw:style-name="gr4" draw:text-style-name="P1" draw:layer="layout" svg:width="6.5cm" svg:height="4.064cm" svg:x="5.973cm" svg:y="41.234cm" svg:viewBox="0 0 6501 4065" draw:points="0,4065 6501,4065 6501,0 0,0">
            <text:p/>
          </draw:polygon>
        </draw:g>
        <draw:g draw:style-name="gr5">
          <draw:g draw:style-name="gr2">
            <draw:polygon draw:style-name="gr3" draw:text-style-name="P1" draw:layer="layout" svg:width="6.5cm" svg:height="1.1cm" svg:x="5.973cm" svg:y="41.234cm" svg:viewBox="0 0 6501 1101" draw:points="0,1101 6501,1101 6501,0 0,0">
              <text:p/>
            </draw:polygon>
            <draw:polygon draw:style-name="gr4" draw:text-style-name="P1" draw:layer="layout" svg:width="6.5cm" svg:height="1.1cm" svg:x="5.973cm" svg:y="41.234cm" svg:viewBox="0 0 6501 1101" draw:points="0,1101 6501,1101 6501,0 0,0">
              <text:p/>
            </draw:polygon>
          </draw:g>
          <draw:frame draw:style-name="gr6" draw:text-style-name="P3" draw:layer="layout" svg:width="6.5cm" svg:height="1.1cm" svg:x="5.973cm" svg:y="41.234cm">
            <draw:text-box>
              <text:p text:style-name="P2"><text:span text:style-name="T1">NPC_Item</text:span></text:p>
            </draw:text-box>
          </draw:frame>
        </draw:g>
        <draw:polygon draw:style-name="gr1" draw:text-style-name="P1" draw:layer="layout" svg:width="0cm" svg:height="0cm" svg:x="27.173cm" svg:y="30.402cm" svg:viewBox="0 0 0 0" draw:points="0,0">
          <text:p/>
        </draw:polygon>
        <draw:g draw:style-name="gr2">
          <draw:polygon draw:style-name="gr3" draw:text-style-name="P1" draw:layer="layout" svg:width="6.499cm" svg:height="0cm" svg:x="27.173cm" svg:y="24.362cm" svg:viewBox="0 0 6500 0" draw:points="0,0 6500,0">
            <text:p/>
          </draw:polygon>
          <draw:polygon draw:style-name="gr4" draw:text-style-name="P1" draw:layer="layout" svg:width="6.499cm" svg:height="0cm" svg:x="27.173cm" svg:y="24.362cm" svg:viewBox="0 0 6500 0" draw:points="0,0 6500,0">
            <text:p/>
          </draw:polygon>
        </draw:g>
        <draw:g draw:style-name="gr2">
          <draw:polygon draw:style-name="gr3" draw:text-style-name="P1" draw:layer="layout" svg:width="6.5cm" svg:height="6.04cm" svg:x="27.173cm" svg:y="24.362cm" svg:viewBox="0 0 6501 6041" draw:points="0,6041 6501,6041 6501,0 0,0">
            <text:p/>
          </draw:polygon>
          <draw:polygon draw:style-name="gr4" draw:text-style-name="P1" draw:layer="layout" svg:width="6.5cm" svg:height="6.04cm" svg:x="27.173cm" svg:y="24.362cm" svg:viewBox="0 0 6501 6041" draw:points="0,6041 6501,6041 6501,0 0,0">
            <text:p/>
          </draw:polygon>
        </draw:g>
        <draw:g draw:style-name="gr5">
          <draw:g draw:style-name="gr2">
            <draw:polygon draw:style-name="gr3" draw:text-style-name="P1" draw:layer="layout" svg:width="6.5cm" svg:height="1.1cm" svg:x="27.173cm" svg:y="24.362cm" svg:viewBox="0 0 6501 1101" draw:points="0,1101 6501,1101 6501,0 0,0">
              <text:p/>
            </draw:polygon>
            <draw:polygon draw:style-name="gr4" draw:text-style-name="P1" draw:layer="layout" svg:width="6.5cm" svg:height="1.1cm" svg:x="27.173cm" svg:y="24.362cm" svg:viewBox="0 0 6501 1101" draw:points="0,1101 6501,1101 6501,0 0,0">
              <text:p/>
            </draw:polygon>
          </draw:g>
          <draw:frame draw:style-name="gr6" draw:text-style-name="P3" draw:layer="layout" svg:width="6.5cm" svg:height="1.1cm" svg:x="27.173cm" svg:y="24.362cm">
            <draw:text-box>
              <text:p text:style-name="P2"><text:span text:style-name="T1">Map</text:span></text:p>
            </draw:text-box>
          </draw:frame>
        </draw:g>
        <draw:polygon draw:style-name="gr1" draw:text-style-name="P1" draw:layer="layout" svg:width="0cm" svg:height="0cm" svg:x="39.298cm" svg:y="29.246cm" svg:viewBox="0 0 0 0" draw:points="0,0">
          <text:p/>
        </draw:polygon>
        <draw:g draw:style-name="gr2">
          <draw:polygon draw:style-name="gr3" draw:text-style-name="P1" draw:layer="layout" svg:width="6.499cm" svg:height="0cm" svg:x="39.298cm" svg:y="26.17cm" svg:viewBox="0 0 6500 0" draw:points="0,0 6500,0">
            <text:p/>
          </draw:polygon>
          <draw:polygon draw:style-name="gr4" draw:text-style-name="P1" draw:layer="layout" svg:width="6.499cm" svg:height="0cm" svg:x="39.298cm" svg:y="26.17cm" svg:viewBox="0 0 6500 0" draw:points="0,0 6500,0">
            <text:p/>
          </draw:polygon>
        </draw:g>
        <draw:g draw:style-name="gr2">
          <draw:polygon draw:style-name="gr3" draw:text-style-name="P1" draw:layer="layout" svg:width="6.5cm" svg:height="3.079cm" svg:x="39.298cm" svg:y="26.17cm" svg:viewBox="0 0 6501 3080" draw:points="0,3080 6501,3080 6501,0 0,0">
            <text:p/>
          </draw:polygon>
          <draw:polygon draw:style-name="gr4" draw:text-style-name="P1" draw:layer="layout" svg:width="6.5cm" svg:height="3.079cm" svg:x="39.298cm" svg:y="26.17cm" svg:viewBox="0 0 6501 3080" draw:points="0,3080 6501,3080 6501,0 0,0">
            <text:p/>
          </draw:polygon>
        </draw:g>
        <draw:g draw:style-name="gr5">
          <draw:g draw:style-name="gr2">
            <draw:polygon draw:style-name="gr3" draw:text-style-name="P1" draw:layer="layout" svg:width="6.5cm" svg:height="1.1cm" svg:x="39.298cm" svg:y="26.17cm" svg:viewBox="0 0 6501 1101" draw:points="0,1101 6501,1101 6501,0 0,0">
              <text:p/>
            </draw:polygon>
            <draw:polygon draw:style-name="gr4" draw:text-style-name="P1" draw:layer="layout" svg:width="6.5cm" svg:height="1.1cm" svg:x="39.298cm" svg:y="26.17cm" svg:viewBox="0 0 6501 1101" draw:points="0,1101 6501,1101 6501,0 0,0">
              <text:p/>
            </draw:polygon>
          </draw:g>
          <draw:frame draw:style-name="gr6" draw:text-style-name="P3" draw:layer="layout" svg:width="6.5cm" svg:height="1.1cm" svg:x="39.298cm" svg:y="26.17cm">
            <draw:text-box>
              <text:p text:style-name="P2"><text:span text:style-name="T1">MapType</text:span></text:p>
            </draw:text-box>
          </draw:frame>
        </draw:g>
        <draw:g draw:style-name="gr2">
          <draw:polygon draw:style-name="gr1" draw:text-style-name="P1" draw:layer="layout" svg:width="0cm" svg:height="0cm" svg:x="17.873cm" svg:y="19.261cm" svg:viewBox="0 0 0 0" draw:points="0,0">
            <text:p/>
          </draw:polygon>
        </draw:g>
        <draw:g draw:style-name="gr2">
          <draw:path draw:style-name="gr7" draw:text-style-name="P4" draw:layer="layout" svg:width="0.296cm" svg:height="0.599cm" svg:x="17.575cm" svg:y="18.461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<text:p/>
          </draw:path>
          <draw:frame draw:style-name="gr8" draw:text-style-name="P6" draw:layer="layout" svg:width="0.446cm" svg:height="0.423cm" svg:x="17.873cm" svg:y="18.549cm">
            <draw:text-box>
              <text:p text:style-name="P5"><text:span text:style-name="T2">PK</text:span></text:p>
            </draw:text-box>
          </draw:frame>
        </draw:g>
        <draw:frame draw:style-name="gr9" draw:text-style-name="P6" draw:layer="layout" svg:width="5.374cm" svg:height="0.988cm" svg:x="18.549cm" svg:y="18.27cm">
          <draw:text-box>
            <text:p text:style-name="P5"><text:span text:style-name="T3">playerID</text:span></text:p>
          </draw:text-box>
        </draw:frame>
        <draw:line draw:style-name="gr10" draw:text-style-name="P1" draw:layer="layout" svg:x1="17.423cm" svg:y1="19.258cm" svg:x2="23.923cm" svg:y2="19.258cm">
          <text:p/>
        </draw:line>
        <draw:g draw:style-name="gr2">
          <draw:polygon draw:style-name="gr1" draw:text-style-name="P1" draw:layer="layout" svg:width="0cm" svg:height="0cm" svg:x="17.573cm" svg:y="20.052cm" svg:viewBox="0 0 0 0" draw:points="0,0">
            <text:p/>
          </draw:polygon>
        </draw:g>
        <draw:frame draw:style-name="gr9" draw:text-style-name="P6" draw:layer="layout" svg:width="5.374cm" svg:height="0.988cm" svg:x="18.549cm" svg:y="19.258cm">
          <draw:text-box>
            <text:p text:style-name="P5"><text:span text:style-name="T3">username</text:span></text:p>
          </draw:text-box>
        </draw:frame>
        <draw:g draw:style-name="gr2">
          <draw:polygon draw:style-name="gr1" draw:text-style-name="P1" draw:layer="layout" svg:width="0cm" svg:height="0cm" svg:x="17.573cm" svg:y="21.04cm" svg:viewBox="0 0 0 0" draw:points="0,0">
            <text:p/>
          </draw:polygon>
        </draw:g>
        <draw:frame draw:style-name="gr9" draw:text-style-name="P6" draw:layer="layout" svg:width="5.374cm" svg:height="0.988cm" svg:x="18.549cm" svg:y="20.246cm">
          <draw:text-box>
            <text:p text:style-name="P5"><text:span text:style-name="T3">password</text:span></text:p>
          </draw:text-box>
        </draw:frame>
        <draw:g draw:style-name="gr2">
          <draw:polygon draw:style-name="gr1" draw:text-style-name="P1" draw:layer="layout" svg:width="0cm" svg:height="0cm" svg:x="17.873cm" svg:y="25.677cm" svg:viewBox="0 0 0 0" draw:points="0,0">
            <text:p/>
          </draw:polygon>
        </draw:g>
        <draw:g draw:style-name="gr2">
          <draw:path draw:style-name="gr7" draw:text-style-name="P4" draw:layer="layout" svg:width="0.296cm" svg:height="0.599cm" svg:x="17.575cm" svg:y="24.878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<text:p/>
          </draw:path>
          <draw:frame draw:style-name="gr8" draw:text-style-name="P6" draw:layer="layout" svg:width="0.446cm" svg:height="0.423cm" svg:x="17.873cm" svg:y="24.966cm">
            <draw:text-box>
              <text:p text:style-name="P5"><text:span text:style-name="T2">PK</text:span></text:p>
            </draw:text-box>
          </draw:frame>
        </draw:g>
        <draw:frame draw:style-name="gr9" draw:text-style-name="P6" draw:layer="layout" svg:width="5.374cm" svg:height="0.988cm" svg:x="18.425cm" svg:y="24.687cm">
          <draw:text-box>
            <text:p text:style-name="P5"><text:span text:style-name="T3">characterID</text:span></text:p>
          </draw:text-box>
        </draw:frame>
        <draw:line draw:style-name="gr10" draw:text-style-name="P1" draw:layer="layout" svg:x1="17.423cm" svg:y1="25.674cm" svg:x2="23.923cm" svg:y2="25.674cm">
          <text:p/>
        </draw:line>
        <draw:g draw:style-name="gr2">
          <draw:polygon draw:style-name="gr1" draw:text-style-name="P1" draw:layer="layout" svg:width="0cm" svg:height="0cm" svg:x="17.573cm" svg:y="26.468cm" svg:viewBox="0 0 0 0" draw:points="0,0">
            <text:p/>
          </draw:polygon>
        </draw:g>
        <draw:frame draw:style-name="gr9" draw:text-style-name="P6" draw:layer="layout" svg:width="5.374cm" svg:height="0.988cm" svg:x="18.425cm" svg:y="25.674cm">
          <draw:text-box>
            <text:p text:style-name="P5"><text:span text:style-name="T3">name</text:span></text:p>
          </draw:text-box>
        </draw:frame>
        <draw:g draw:style-name="gr5">
          <draw:g draw:style-name="gr2">
            <draw:path draw:style-name="gr3" draw:text-style-name="P1" draw:layer="layout" svg:width="0.296cm" svg:height="0.599cm" svg:x="17.575cm" svg:y="26.856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polygon draw:style-name="gr4" draw:text-style-name="P1" draw:layer="layout" svg:width="0cm" svg:height="0cm" svg:x="17.573cm" svg:y="27.457cm" svg:viewBox="0 0 0 0" draw:points="0,0">
              <text:p/>
            </draw:polygon>
          </draw:g>
        </draw:g>
        <draw:frame draw:style-name="gr8" draw:text-style-name="P6" draw:layer="layout" svg:width="0.425cm" svg:height="0.423cm" svg:x="17.894cm" svg:y="26.945cm">
          <draw:text-box>
            <text:p text:style-name="P5"><text:span text:style-name="T4">FK</text:span></text:p>
          </draw:text-box>
        </draw:frame>
        <draw:frame draw:style-name="gr9" draw:text-style-name="P6" draw:layer="layout" svg:width="5.374cm" svg:height="0.988cm" svg:x="18.425cm" svg:y="26.663cm">
          <draw:text-box>
            <text:p text:style-name="P5"><text:span text:style-name="T3">playerID</text:span></text:p>
          </draw:text-box>
        </draw:frame>
        <draw:line draw:style-name="gr11" draw:text-style-name="P1" draw:layer="layout" svg:x1="20.673cm" svg:y1="23.586cm" svg:x2="20.673cm" svg:y2="21.234cm">
          <text:p/>
        </draw:line>
        <draw:line draw:style-name="gr10" draw:text-style-name="P1" draw:layer="layout" svg:x1="17.423cm" svg:y1="19.258cm" svg:x2="23.923cm" svg:y2="19.258cm">
          <text:p/>
        </draw:line>
        <draw:g draw:style-name="gr2">
          <draw:polygon draw:style-name="gr1" draw:text-style-name="P1" draw:layer="layout" svg:width="0cm" svg:height="0cm" svg:x="17.873cm" svg:y="43.325cm" svg:viewBox="0 0 0 0" draw:points="0,0">
            <text:p/>
          </draw:polygon>
        </draw:g>
        <draw:g draw:style-name="gr2">
          <draw:path draw:style-name="gr7" draw:text-style-name="P4" draw:layer="layout" svg:width="0.296cm" svg:height="0.599cm" svg:x="17.575cm" svg:y="42.525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<text:p/>
          </draw:path>
          <draw:frame draw:style-name="gr8" draw:text-style-name="P6" draw:layer="layout" svg:width="0.446cm" svg:height="0.423cm" svg:x="17.873cm" svg:y="42.613cm">
            <draw:text-box>
              <text:p text:style-name="P5"><text:span text:style-name="T2">PK</text:span></text:p>
            </draw:text-box>
          </draw:frame>
        </draw:g>
        <draw:frame draw:style-name="gr9" draw:text-style-name="P6" draw:layer="layout" svg:width="5.374cm" svg:height="0.988cm" svg:x="18.549cm" svg:y="42.334cm">
          <draw:text-box>
            <text:p text:style-name="P5"><text:span text:style-name="T3">npcID</text:span></text:p>
          </draw:text-box>
        </draw:frame>
        <draw:line draw:style-name="gr10" draw:text-style-name="P1" draw:layer="layout" svg:x1="17.423cm" svg:y1="43.322cm" svg:x2="23.923cm" svg:y2="43.322cm">
          <text:p/>
        </draw:line>
        <draw:g draw:style-name="gr2">
          <draw:polygon draw:style-name="gr1" draw:text-style-name="P1" draw:layer="layout" svg:width="0cm" svg:height="0cm" svg:x="17.573cm" svg:y="44.116cm" svg:viewBox="0 0 0 0" draw:points="0,0">
            <text:p/>
          </draw:polygon>
        </draw:g>
        <draw:frame draw:style-name="gr9" draw:text-style-name="P6" draw:layer="layout" svg:width="5.374cm" svg:height="0.988cm" svg:x="18.549cm" svg:y="43.322cm">
          <draw:text-box>
            <text:p text:style-name="P5"><text:span text:style-name="T3">name</text:span></text:p>
          </draw:text-box>
        </draw:frame>
        <draw:g draw:style-name="gr2">
          <draw:polygon draw:style-name="gr1" draw:text-style-name="P1" draw:layer="layout" svg:width="0cm" svg:height="0cm" svg:x="17.573cm" svg:y="45.104cm" svg:viewBox="0 0 0 0" draw:points="0,0">
            <text:p/>
          </draw:polygon>
        </draw:g>
        <draw:frame draw:style-name="gr9" draw:text-style-name="P6" draw:layer="layout" svg:width="5.374cm" svg:height="0.988cm" svg:x="18.549cm" svg:y="44.31cm">
          <draw:text-box>
            <text:p text:style-name="P5"><text:span text:style-name="T3">behavior</text:span></text:p>
          </draw:text-box>
        </draw:frame>
        <draw:g draw:style-name="gr2">
          <draw:polygon draw:style-name="gr4" draw:text-style-name="P1" draw:layer="layout" svg:width="0cm" svg:height="0cm" svg:x="17.873cm" svg:y="36.461cm" svg:viewBox="0 0 0 0" draw:points="0,0">
            <text:p/>
          </draw:polygon>
          <draw:frame draw:style-name="gr8" draw:text-style-name="P6" draw:layer="layout" svg:width="0.425cm" svg:height="0.423cm" svg:x="17.873cm" svg:y="35.967cm">
            <draw:text-box>
              <text:p text:style-name="P5"><text:span text:style-name="T5">FK</text:span></text:p>
            </draw:text-box>
          </draw:frame>
        </draw:g>
        <draw:g draw:style-name="gr2">
          <draw:path draw:style-name="gr7" draw:text-style-name="P4" draw:layer="layout" svg:width="0.296cm" svg:height="0.599cm" svg:x="17.575cm" svg:y="35.661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<text:p/>
          </draw:path>
          <draw:frame draw:style-name="gr8" draw:text-style-name="P6" draw:layer="layout" svg:width="0.446cm" svg:height="0.423cm" svg:x="17.873cm" svg:y="35.538cm">
            <draw:text-box>
              <text:p text:style-name="P5"><text:span text:style-name="T2">PK</text:span></text:p>
            </draw:text-box>
          </draw:frame>
        </draw:g>
        <draw:frame draw:style-name="gr9" draw:text-style-name="P6" draw:layer="layout" svg:width="5.374cm" svg:height="0.988cm" svg:x="18.549cm" svg:y="35.47cm">
          <draw:text-box>
            <text:p text:style-name="P5"><text:span text:style-name="T3">npcID</text:span></text:p>
          </draw:text-box>
        </draw:frame>
        <draw:line draw:style-name="gr10" draw:text-style-name="P1" draw:layer="layout" svg:x1="17.423cm" svg:y1="36.458cm" svg:x2="23.923cm" svg:y2="36.458cm">
          <text:p/>
        </draw:line>
        <draw:g draw:style-name="gr5">
          <draw:g draw:style-name="gr2">
            <draw:path draw:style-name="gr7" draw:text-style-name="P4" draw:layer="layout" svg:width="0.296cm" svg:height="0.599cm" svg:x="17.575cm" svg:y="36.652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polygon draw:style-name="gr12" draw:text-style-name="P4" draw:layer="layout" svg:width="0cm" svg:height="0cm" svg:x="17.573cm" svg:y="37.252cm" svg:viewBox="0 0 0 0" draw:points="0,0">
              <text:p/>
            </draw:polygon>
          </draw:g>
          <draw:frame draw:style-name="gr8" draw:text-style-name="P6" draw:layer="layout" svg:width="0.446cm" svg:height="0.423cm" svg:x="17.873cm" svg:y="36.529cm">
            <draw:text-box>
              <text:p text:style-name="P5"><text:span text:style-name="T2">PK</text:span></text:p>
            </draw:text-box>
          </draw:frame>
        </draw:g>
        <draw:frame draw:style-name="gr8" draw:text-style-name="P6" draw:layer="layout" svg:width="0.425cm" svg:height="0.423cm" svg:x="17.873cm" svg:y="36.952cm">
          <draw:text-box>
            <text:p text:style-name="P5"><text:span text:style-name="T4">FK</text:span></text:p>
          </draw:text-box>
        </draw:frame>
        <draw:frame draw:style-name="gr9" draw:text-style-name="P6" draw:layer="layout" svg:width="5.374cm" svg:height="0.988cm" svg:x="18.549cm" svg:y="36.458cm">
          <draw:text-box>
            <text:p text:style-name="P5"><text:span text:style-name="T3">characterID</text:span></text:p>
          </draw:text-box>
        </draw:frame>
        <draw:g draw:style-name="gr2">
          <draw:polygon draw:style-name="gr1" draw:text-style-name="P1" draw:layer="layout" svg:width="0cm" svg:height="0cm" svg:x="17.573cm" svg:y="38.24cm" svg:viewBox="0 0 0 0" draw:points="0,0">
            <text:p/>
          </draw:polygon>
        </draw:g>
        <draw:frame draw:style-name="gr9" draw:text-style-name="P6" draw:layer="layout" svg:width="5.374cm" svg:height="0.988cm" svg:x="18.549cm" svg:y="37.446cm">
          <draw:text-box>
            <text:p text:style-name="P5"><text:span text:style-name="T4">amicability</text:span></text:p>
          </draw:text-box>
        </draw:frame>
        <draw:line draw:style-name="gr11" draw:text-style-name="P1" draw:layer="layout" svg:x1="20.673cm" svg:y1="34.37cm" svg:x2="20.673cm" svg:y2="31.602cm">
          <text:p/>
        </draw:line>
        <draw:line draw:style-name="gr11" draw:text-style-name="P1" draw:layer="layout" svg:x1="20.673cm" svg:y1="38.434cm" svg:x2="20.673cm" svg:y2="41.234cm">
          <text:p/>
        </draw:line>
        <draw:line draw:style-name="gr10" draw:text-style-name="P1" draw:layer="layout" svg:x1="17.423cm" svg:y1="18.27cm" svg:x2="23.923cm" svg:y2="18.27cm">
          <text:p/>
        </draw:line>
        <draw:g draw:style-name="gr2">
          <draw:polygon draw:style-name="gr1" draw:text-style-name="P1" draw:layer="layout" svg:width="0cm" svg:height="0cm" svg:x="6.423cm" svg:y="34.265cm" svg:viewBox="0 0 0 0" draw:points="0,0">
            <text:p/>
          </draw:polygon>
        </draw:g>
        <draw:g draw:style-name="gr2">
          <draw:path draw:style-name="gr7" draw:text-style-name="P4" draw:layer="layout" svg:width="0.296cm" svg:height="0.599cm" svg:x="6.124cm" svg:y="33.466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<text:p/>
          </draw:path>
          <draw:frame draw:style-name="gr8" draw:text-style-name="P6" draw:layer="layout" svg:width="0.446cm" svg:height="0.423cm" svg:x="6.423cm" svg:y="33.554cm">
            <draw:text-box>
              <text:p text:style-name="P5"><text:span text:style-name="T2">PK</text:span></text:p>
            </draw:text-box>
          </draw:frame>
        </draw:g>
        <draw:frame draw:style-name="gr9" draw:text-style-name="P6" draw:layer="layout" svg:width="5.174cm" svg:height="0.988cm" svg:x="7.299cm" svg:y="33.275cm">
          <draw:text-box>
            <text:p text:style-name="P5"><text:span text:style-name="T3">itemID</text:span></text:p>
          </draw:text-box>
        </draw:frame>
        <draw:line draw:style-name="gr10" draw:text-style-name="P1" draw:layer="layout" svg:x1="5.973cm" svg:y1="34.262cm" svg:x2="12.473cm" svg:y2="34.262cm">
          <text:p/>
        </draw:line>
        <draw:g draw:style-name="gr2">
          <draw:polygon draw:style-name="gr1" draw:text-style-name="P1" draw:layer="layout" svg:width="0cm" svg:height="0cm" svg:x="6.123cm" svg:y="35.056cm" svg:viewBox="0 0 0 0" draw:points="0,0">
            <text:p/>
          </draw:polygon>
        </draw:g>
        <draw:frame draw:style-name="gr9" draw:text-style-name="P6" draw:layer="layout" svg:width="5.174cm" svg:height="0.988cm" svg:x="7.299cm" svg:y="34.262cm">
          <draw:text-box>
            <text:p text:style-name="P5"><text:span text:style-name="T3">name</text:span></text:p>
          </draw:text-box>
        </draw:frame>
        <draw:g draw:style-name="gr2">
          <draw:polygon draw:style-name="gr1" draw:text-style-name="P1" draw:layer="layout" svg:width="0cm" svg:height="0cm" svg:x="6.123cm" svg:y="39.008cm" svg:viewBox="0 0 0 0" draw:points="0,0">
            <text:p/>
          </draw:polygon>
        </draw:g>
        <draw:frame draw:style-name="gr9" draw:text-style-name="P6" draw:layer="layout" svg:width="5.174cm" svg:height="0.988cm" svg:x="7.299cm" svg:y="38.214cm">
          <draw:text-box>
            <text:p text:style-name="P5"><text:span text:style-name="T3">icon</text:span></text:p>
          </draw:text-box>
        </draw:frame>
        <draw:g draw:style-name="gr2">
          <draw:polygon draw:style-name="gr1" draw:text-style-name="P1" draw:layer="layout" svg:width="0cm" svg:height="0cm" svg:x="6.123cm" svg:y="37.032cm" svg:viewBox="0 0 0 0" draw:points="0,0">
            <text:p/>
          </draw:polygon>
        </draw:g>
        <draw:frame draw:style-name="gr9" draw:text-style-name="P6" draw:layer="layout" svg:width="5.174cm" svg:height="0.988cm" svg:x="7.299cm" svg:y="36.238cm">
          <draw:text-box>
            <text:p text:style-name="P5"><text:span text:style-name="T3">description</text:span></text:p>
          </draw:text-box>
        </draw:frame>
        <draw:g draw:style-name="gr2">
          <draw:polygon draw:style-name="gr1" draw:text-style-name="P1" draw:layer="layout" svg:width="0cm" svg:height="0cm" svg:x="6.123cm" svg:y="38.02cm" svg:viewBox="0 0 0 0" draw:points="0,0">
            <text:p/>
          </draw:polygon>
        </draw:g>
        <draw:frame draw:style-name="gr9" draw:text-style-name="P6" draw:layer="layout" svg:width="5.174cm" svg:height="0.988cm" svg:x="7.299cm" svg:y="37.226cm">
          <draw:text-box>
            <text:p text:style-name="P5"><text:span text:style-name="T3">value</text:span></text:p>
          </draw:text-box>
        </draw:frame>
        <draw:g draw:style-name="gr2">
          <draw:polygon draw:style-name="gr4" draw:text-style-name="P1" draw:layer="layout" svg:width="0cm" svg:height="0cm" svg:x="6.423cm" svg:y="27.493cm" svg:viewBox="0 0 0 0" draw:points="0,0">
            <text:p/>
          </draw:polygon>
          <draw:frame draw:style-name="gr8" draw:text-style-name="P6" draw:layer="layout" svg:width="0.425cm" svg:height="0.423cm" svg:x="6.423cm" svg:y="26.999cm">
            <draw:text-box>
              <text:p text:style-name="P5"><text:span text:style-name="T5">FK</text:span></text:p>
            </draw:text-box>
          </draw:frame>
        </draw:g>
        <draw:g draw:style-name="gr2">
          <draw:path draw:style-name="gr7" draw:text-style-name="P4" draw:layer="layout" svg:width="0.296cm" svg:height="0.599cm" svg:x="6.124cm" svg:y="26.693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<text:p/>
          </draw:path>
          <draw:frame draw:style-name="gr8" draw:text-style-name="P6" draw:layer="layout" svg:width="0.446cm" svg:height="0.423cm" svg:x="6.423cm" svg:y="26.57cm">
            <draw:text-box>
              <text:p text:style-name="P5"><text:span text:style-name="T2">PK</text:span></text:p>
            </draw:text-box>
          </draw:frame>
        </draw:g>
        <draw:frame draw:style-name="gr9" draw:text-style-name="P6" draw:layer="layout" svg:width="5cm" svg:height="0.988cm" svg:x="7.299cm" svg:y="26.5cm">
          <draw:text-box>
            <text:p text:style-name="P5"><text:span text:style-name="T3">characterID</text:span></text:p>
          </draw:text-box>
        </draw:frame>
        <draw:line draw:style-name="gr10" draw:text-style-name="P1" draw:layer="layout" svg:x1="5.973cm" svg:y1="27.49cm" svg:x2="12.473cm" svg:y2="27.49cm">
          <text:p/>
        </draw:line>
        <draw:g draw:style-name="gr5">
          <draw:g draw:style-name="gr2">
            <draw:path draw:style-name="gr7" draw:text-style-name="P4" draw:layer="layout" svg:width="0.296cm" svg:height="0.599cm" svg:x="6.124cm" svg:y="27.684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polygon draw:style-name="gr12" draw:text-style-name="P4" draw:layer="layout" svg:width="0cm" svg:height="0cm" svg:x="6.123cm" svg:y="28.284cm" svg:viewBox="0 0 0 0" draw:points="0,0">
              <text:p/>
            </draw:polygon>
          </draw:g>
          <draw:frame draw:style-name="gr8" draw:text-style-name="P6" draw:layer="layout" svg:width="0.446cm" svg:height="0.423cm" svg:x="6.423cm" svg:y="27.56cm">
            <draw:text-box>
              <text:p text:style-name="P5"><text:span text:style-name="T2">PK</text:span></text:p>
            </draw:text-box>
          </draw:frame>
        </draw:g>
        <draw:frame draw:style-name="gr8" draw:text-style-name="P6" draw:layer="layout" svg:width="0.425cm" svg:height="0.423cm" svg:x="6.423cm" svg:y="27.984cm">
          <draw:text-box>
            <text:p text:style-name="P5"><text:span text:style-name="T4">FK</text:span></text:p>
          </draw:text-box>
        </draw:frame>
        <draw:frame draw:style-name="gr9" draw:text-style-name="P6" draw:layer="layout" svg:width="5cm" svg:height="0.988cm" svg:x="7.299cm" svg:y="27.488cm">
          <draw:text-box>
            <text:p text:style-name="P5"><text:span text:style-name="T3">itemID</text:span></text:p>
          </draw:text-box>
        </draw:frame>
        <draw:g draw:style-name="gr2">
          <draw:polygon draw:style-name="gr1" draw:text-style-name="P1" draw:layer="layout" svg:width="0cm" svg:height="0cm" svg:x="6.123cm" svg:y="29.272cm" svg:viewBox="0 0 0 0" draw:points="0,0">
            <text:p/>
          </draw:polygon>
        </draw:g>
        <draw:frame draw:style-name="gr9" draw:text-style-name="P6" draw:layer="layout" svg:width="5cm" svg:height="0.988cm" svg:x="7.299cm" svg:y="28.476cm">
          <draw:text-box>
            <text:p text:style-name="P5"><text:span text:style-name="T3">quantity</text:span></text:p>
          </draw:text-box>
        </draw:frame>
        <draw:polyline draw:style-name="gr11" draw:text-style-name="P1" draw:layer="layout" svg:width="4.95cm" svg:height="0cm" svg:x="12.473cm" svg:y="27.752cm" svg:viewBox="0 0 4951 0" draw:points="0,0 1270,0 1270,0 4951,0">
          <text:p/>
        </draw:polyline>
        <draw:line draw:style-name="gr11" draw:text-style-name="P1" draw:layer="layout" svg:x1="9.223cm" svg:y1="29.466cm" svg:x2="9.223cm" svg:y2="32.174cm">
          <text:p/>
        </draw:line>
        <draw:line draw:style-name="gr11" draw:text-style-name="P1" draw:layer="layout" svg:x1="12.473cm" svg:y1="43.816cm" svg:x2="17.423cm" svg:y2="43.816cm">
          <text:p/>
        </draw:line>
        <draw:g draw:style-name="gr2">
          <draw:polygon draw:style-name="gr4" draw:text-style-name="P1" draw:layer="layout" svg:width="0cm" svg:height="0cm" svg:x="6.423cm" svg:y="43.325cm" svg:viewBox="0 0 0 0" draw:points="0,0">
            <text:p/>
          </draw:polygon>
          <draw:frame draw:style-name="gr8" draw:text-style-name="P6" draw:layer="layout" svg:width="0.425cm" svg:height="0.423cm" svg:x="6.423cm" svg:y="42.831cm">
            <draw:text-box>
              <text:p text:style-name="P5"><text:span text:style-name="T5">FK</text:span></text:p>
            </draw:text-box>
          </draw:frame>
        </draw:g>
        <draw:g draw:style-name="gr2">
          <draw:path draw:style-name="gr7" draw:text-style-name="P4" draw:layer="layout" svg:width="0.296cm" svg:height="0.599cm" svg:x="6.124cm" svg:y="42.525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<text:p/>
          </draw:path>
          <draw:frame draw:style-name="gr8" draw:text-style-name="P6" draw:layer="layout" svg:width="0.446cm" svg:height="0.423cm" svg:x="6.423cm" svg:y="42.401cm">
            <draw:text-box>
              <text:p text:style-name="P5"><text:span text:style-name="T2">PK</text:span></text:p>
            </draw:text-box>
          </draw:frame>
        </draw:g>
        <draw:frame draw:style-name="gr9" draw:text-style-name="P6" draw:layer="layout" svg:width="5.424cm" svg:height="0.988cm" svg:x="7.049cm" svg:y="42.334cm">
          <draw:text-box>
            <text:p text:style-name="P5"><text:span text:style-name="T3">npcID</text:span></text:p>
          </draw:text-box>
        </draw:frame>
        <draw:line draw:style-name="gr10" draw:text-style-name="P1" draw:layer="layout" svg:x1="5.973cm" svg:y1="43.322cm" svg:x2="12.473cm" svg:y2="43.322cm">
          <text:p/>
        </draw:line>
        <draw:g draw:style-name="gr5">
          <draw:g draw:style-name="gr2">
            <draw:path draw:style-name="gr7" draw:text-style-name="P4" draw:layer="layout" svg:width="0.296cm" svg:height="0.599cm" svg:x="6.124cm" svg:y="43.516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polygon draw:style-name="gr12" draw:text-style-name="P4" draw:layer="layout" svg:width="0cm" svg:height="0cm" svg:x="6.123cm" svg:y="44.116cm" svg:viewBox="0 0 0 0" draw:points="0,0">
              <text:p/>
            </draw:polygon>
          </draw:g>
          <draw:frame draw:style-name="gr8" draw:text-style-name="P6" draw:layer="layout" svg:width="0.446cm" svg:height="0.423cm" svg:x="6.423cm" svg:y="43.392cm">
            <draw:text-box>
              <text:p text:style-name="P5"><text:span text:style-name="T2">PK</text:span></text:p>
            </draw:text-box>
          </draw:frame>
        </draw:g>
        <draw:frame draw:style-name="gr8" draw:text-style-name="P6" draw:layer="layout" svg:width="0.425cm" svg:height="0.423cm" svg:x="6.423cm" svg:y="43.816cm">
          <draw:text-box>
            <text:p text:style-name="P5"><text:span text:style-name="T4">FK</text:span></text:p>
          </draw:text-box>
        </draw:frame>
        <draw:frame draw:style-name="gr9" draw:text-style-name="P6" draw:layer="layout" svg:width="5.424cm" svg:height="0.988cm" svg:x="7.049cm" svg:y="43.322cm">
          <draw:text-box>
            <text:p text:style-name="P5"><text:span text:style-name="T3">itemID</text:span></text:p>
          </draw:text-box>
        </draw:frame>
        <draw:g draw:style-name="gr2">
          <draw:polygon draw:style-name="gr1" draw:text-style-name="P1" draw:layer="layout" svg:width="0cm" svg:height="0cm" svg:x="6.123cm" svg:y="45.104cm" svg:viewBox="0 0 0 0" draw:points="0,0">
            <text:p/>
          </draw:polygon>
        </draw:g>
        <draw:frame draw:style-name="gr9" draw:text-style-name="P6" draw:layer="layout" svg:width="5.424cm" svg:height="0.988cm" svg:x="7.049cm" svg:y="44.31cm">
          <draw:text-box>
            <text:p text:style-name="P5"><text:span text:style-name="T4">quantity</text:span></text:p>
          </draw:text-box>
        </draw:frame>
        <draw:g draw:style-name="gr2">
          <draw:polygon draw:style-name="gr1" draw:text-style-name="P1" draw:layer="layout" svg:width="0cm" svg:height="0cm" svg:x="6.123cm" svg:y="36.044cm" svg:viewBox="0 0 0 0" draw:points="0,0">
            <text:p/>
          </draw:polygon>
        </draw:g>
        <draw:frame draw:style-name="gr9" draw:text-style-name="P6" draw:layer="layout" svg:width="5.174cm" svg:height="0.988cm" svg:x="7.299cm" svg:y="35.251cm">
          <draw:text-box>
            <text:p text:style-name="P5"><text:span text:style-name="T3">category</text:span></text:p>
          </draw:text-box>
        </draw:frame>
        <draw:line draw:style-name="gr11" draw:text-style-name="P1" draw:layer="layout" svg:x1="9.223cm" svg:y1="41.228cm" svg:x2="9.223cm" svg:y2="39.228cm">
          <text:p/>
        </draw:line>
        <draw:g draw:style-name="gr2">
          <draw:polygon draw:style-name="gr1" draw:text-style-name="P1" draw:layer="layout" svg:width="0cm" svg:height="0cm" svg:x="17.573cm" svg:y="28.444cm" svg:viewBox="0 0 0 0" draw:points="0,0">
            <text:p/>
          </draw:polygon>
        </draw:g>
        <draw:frame draw:style-name="gr9" draw:text-style-name="P6" draw:layer="layout" svg:width="5.374cm" svg:height="0.988cm" svg:x="18.425cm" svg:y="28.75cm">
          <draw:text-box>
            <text:p text:style-name="P5"><text:span text:style-name="T3">currency</text:span></text:p>
          </draw:text-box>
        </draw:frame>
        <draw:g draw:style-name="gr2">
          <draw:polygon draw:style-name="gr1" draw:text-style-name="P1" draw:layer="layout" svg:width="0cm" svg:height="0cm" svg:x="17.573cm" svg:y="30.42cm" svg:viewBox="0 0 0 0" draw:points="0,0">
            <text:p/>
          </draw:polygon>
        </draw:g>
        <draw:frame draw:style-name="gr9" draw:text-style-name="P6" draw:layer="layout" svg:width="5.374cm" svg:height="0.988cm" svg:x="18.425cm" svg:y="29.626cm">
          <draw:text-box>
            <text:p text:style-name="P5"><text:span text:style-name="T3">xPosition</text:span></text:p>
          </draw:text-box>
        </draw:frame>
        <draw:g draw:style-name="gr2">
          <draw:polygon draw:style-name="gr1" draw:text-style-name="P1" draw:layer="layout" svg:width="0cm" svg:height="0cm" svg:x="17.573cm" svg:y="31.408cm" svg:viewBox="0 0 0 0" draw:points="0,0">
            <text:p/>
          </draw:polygon>
        </draw:g>
        <draw:frame draw:style-name="gr9" draw:text-style-name="P6" draw:layer="layout" svg:width="5.374cm" svg:height="0.988cm" svg:x="18.425cm" svg:y="30.614cm">
          <draw:text-box>
            <text:p text:style-name="P5"><text:span text:style-name="T3">yPosition</text:span></text:p>
          </draw:text-box>
        </draw:frame>
        <draw:g draw:style-name="gr2">
          <draw:polygon draw:style-name="gr1" draw:text-style-name="P1" draw:layer="layout" svg:width="0cm" svg:height="0cm" svg:x="17.573cm" svg:y="46.091cm" svg:viewBox="0 0 0 0" draw:points="0,0">
            <text:p/>
          </draw:polygon>
        </draw:g>
        <draw:frame draw:style-name="gr9" draw:text-style-name="P6" draw:layer="layout" svg:width="5.374cm" svg:height="0.988cm" svg:x="18.549cm" svg:y="45.297cm">
          <draw:text-box>
            <text:p text:style-name="P5"><text:span text:style-name="T3">currency</text:span></text:p>
          </draw:text-box>
        </draw:frame>
        <draw:g draw:style-name="gr5">
          <draw:g draw:style-name="gr2">
            <draw:path draw:style-name="gr3" draw:text-style-name="P1" draw:layer="layout" svg:width="0.296cm" svg:height="0.599cm" svg:x="17.575cm" svg:y="28.832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polygon draw:style-name="gr4" draw:text-style-name="P1" draw:layer="layout" svg:width="0cm" svg:height="0cm" svg:x="17.573cm" svg:y="29.432cm" svg:viewBox="0 0 0 0" draw:points="0,0">
              <text:p/>
            </draw:polygon>
          </draw:g>
        </draw:g>
        <draw:frame draw:style-name="gr8" draw:text-style-name="P6" draw:layer="layout" svg:width="0.425cm" svg:height="0.423cm" svg:x="17.894cm" svg:y="28.033cm">
          <draw:text-box>
            <text:p text:style-name="P5"><text:span text:style-name="T4">FK</text:span></text:p>
          </draw:text-box>
        </draw:frame>
        <draw:frame draw:style-name="gr9" draw:text-style-name="P6" draw:layer="layout" svg:width="5.374cm" svg:height="0.988cm" svg:x="18.425cm" svg:y="27.75cm">
          <draw:text-box>
            <text:p text:style-name="P5"><text:span text:style-name="T3">mapID</text:span></text:p>
          </draw:text-box>
        </draw:frame>
        <draw:g draw:style-name="gr2">
          <draw:polygon draw:style-name="gr1" draw:text-style-name="P1" draw:layer="layout" svg:width="0cm" svg:height="0cm" svg:x="17.573cm" svg:y="47.08cm" svg:viewBox="0 0 0 0" draw:points="0,0">
            <text:p/>
          </draw:polygon>
        </draw:g>
        <draw:frame draw:style-name="gr9" draw:text-style-name="P6" draw:layer="layout" svg:width="5.374cm" svg:height="0.988cm" svg:x="18.549cm" svg:y="46.286cm">
          <draw:text-box>
            <text:p text:style-name="P5"><text:span text:style-name="T4">currentMap</text:span></text:p>
          </draw:text-box>
        </draw:frame>
        <draw:g draw:style-name="gr2">
          <draw:polygon draw:style-name="gr1" draw:text-style-name="P1" draw:layer="layout" svg:width="0cm" svg:height="0cm" svg:x="17.573cm" svg:y="49.055cm" svg:viewBox="0 0 0 0" draw:points="0,0">
            <text:p/>
          </draw:polygon>
        </draw:g>
        <draw:frame draw:style-name="gr9" draw:text-style-name="P8" draw:layer="layout" svg:width="5.374cm" svg:height="0.988cm" svg:x="18.549cm" svg:y="48.261cm">
          <draw:text-box>
            <text:p text:style-name="P7"><text:span text:style-name="T4">portrait</text:span></text:p>
          </draw:text-box>
        </draw:frame>
        <draw:g draw:style-name="gr2">
          <draw:polygon draw:style-name="gr1" draw:text-style-name="P1" draw:layer="layout" svg:width="0cm" svg:height="0cm" svg:x="17.573cm" svg:y="48.067cm" svg:viewBox="0 0 0 0" draw:points="0,0">
            <text:p/>
          </draw:polygon>
        </draw:g>
        <draw:frame draw:style-name="gr9" draw:text-style-name="P8" draw:layer="layout" svg:width="5.374cm" svg:height="0.988cm" svg:x="18.549cm" svg:y="47.273cm">
          <draw:text-box>
            <text:p text:style-name="P7"><text:span text:style-name="T4">sprite</text:span></text:p>
          </draw:text-box>
        </draw:frame>
        <draw:g draw:style-name="gr2">
          <draw:polygon draw:style-name="gr1" draw:text-style-name="P1" draw:layer="layout" svg:width="0cm" svg:height="0cm" svg:x="27.623cm" svg:y="26.453cm" svg:viewBox="0 0 0 0" draw:points="0,0">
            <text:p/>
          </draw:polygon>
        </draw:g>
        <draw:g draw:style-name="gr2">
          <draw:path draw:style-name="gr7" draw:text-style-name="P4" draw:layer="layout" svg:width="0.296cm" svg:height="0.599cm" svg:x="27.325cm" svg:y="25.654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<text:p/>
          </draw:path>
          <draw:frame draw:style-name="gr8" draw:text-style-name="P6" draw:layer="layout" svg:width="0.446cm" svg:height="0.423cm" svg:x="27.623cm" svg:y="25.742cm">
            <draw:text-box>
              <text:p text:style-name="P5"><text:span text:style-name="T2">PK</text:span></text:p>
            </draw:text-box>
          </draw:frame>
        </draw:g>
        <draw:frame draw:style-name="gr9" draw:text-style-name="P6" draw:layer="layout" svg:width="4.874cm" svg:height="0.988cm" svg:x="28.799cm" svg:y="25.463cm">
          <draw:text-box>
            <text:p text:style-name="P5"><text:span text:style-name="T3">mapID</text:span></text:p>
          </draw:text-box>
        </draw:frame>
        <draw:line draw:style-name="gr10" draw:text-style-name="P1" draw:layer="layout" svg:x1="27.173cm" svg:y1="26.45cm" svg:x2="33.673cm" svg:y2="26.45cm">
          <text:p/>
        </draw:line>
        <draw:g draw:style-name="gr2">
          <draw:polygon draw:style-name="gr1" draw:text-style-name="P1" draw:layer="layout" svg:width="0cm" svg:height="0cm" svg:x="27.323cm" svg:y="27.244cm" svg:viewBox="0 0 0 0" draw:points="0,0">
            <text:p/>
          </draw:polygon>
        </draw:g>
        <draw:frame draw:style-name="gr9" draw:text-style-name="P6" draw:layer="layout" svg:width="4.874cm" svg:height="0.988cm" svg:x="28.799cm" svg:y="26.45cm">
          <draw:text-box>
            <text:p text:style-name="P5"><text:span text:style-name="T3">name</text:span></text:p>
          </draw:text-box>
        </draw:frame>
        <draw:g draw:style-name="gr2">
          <draw:polygon draw:style-name="gr1" draw:text-style-name="P1" draw:layer="layout" svg:width="0cm" svg:height="0cm" svg:x="27.323cm" svg:y="29.22cm" svg:viewBox="0 0 0 0" draw:points="0,0">
            <text:p/>
          </draw:polygon>
        </draw:g>
        <draw:frame draw:style-name="gr9" draw:text-style-name="P6" draw:layer="layout" svg:width="4.874cm" svg:height="0.988cm" svg:x="28.799cm" svg:y="28.426cm">
          <draw:text-box>
            <text:p text:style-name="P5"><text:span text:style-name="T3">height</text:span></text:p>
          </draw:text-box>
        </draw:frame>
        <draw:g draw:style-name="gr2">
          <draw:polygon draw:style-name="gr1" draw:text-style-name="P1" draw:layer="layout" svg:width="0cm" svg:height="0cm" svg:x="27.323cm" svg:y="30.208cm" svg:viewBox="0 0 0 0" draw:points="0,0">
            <text:p/>
          </draw:polygon>
        </draw:g>
        <draw:frame draw:style-name="gr9" draw:text-style-name="P6" draw:layer="layout" svg:width="4.874cm" svg:height="0.988cm" svg:x="28.799cm" svg:y="29.414cm">
          <draw:text-box>
            <text:p text:style-name="P5"><text:span text:style-name="T3">width</text:span></text:p>
          </draw:text-box>
        </draw:frame>
        <draw:g draw:style-name="gr5">
          <draw:g draw:style-name="gr2">
            <draw:path draw:style-name="gr3" draw:text-style-name="P1" draw:layer="layout" svg:width="0.296cm" svg:height="0.599cm" svg:x="27.325cm" svg:y="27.632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polygon draw:style-name="gr4" draw:text-style-name="P1" draw:layer="layout" svg:width="0cm" svg:height="0cm" svg:x="27.323cm" svg:y="28.232cm" svg:viewBox="0 0 0 0" draw:points="0,0">
              <text:p/>
            </draw:polygon>
          </draw:g>
        </draw:g>
        <draw:frame draw:style-name="gr8" draw:text-style-name="P6" draw:layer="layout" svg:width="0.425cm" svg:height="0.423cm" svg:x="27.623cm" svg:y="27.721cm">
          <draw:text-box>
            <text:p text:style-name="P5"><text:span text:style-name="T4">FK</text:span></text:p>
          </draw:text-box>
        </draw:frame>
        <draw:frame draw:style-name="gr9" draw:text-style-name="P6" draw:layer="layout" svg:width="4.874cm" svg:height="0.988cm" svg:x="28.799cm" svg:y="27.438cm">
          <draw:text-box>
            <text:p text:style-name="P5"><text:span text:style-name="T3">mapTypeID</text:span></text:p>
          </draw:text-box>
        </draw:frame>
        <draw:g draw:style-name="gr2">
          <draw:polygon draw:style-name="gr1" draw:text-style-name="P1" draw:layer="layout" svg:width="0cm" svg:height="0cm" svg:x="39.748cm" svg:y="28.261cm" svg:viewBox="0 0 0 0" draw:points="0,0">
            <text:p/>
          </draw:polygon>
        </draw:g>
        <draw:g draw:style-name="gr2">
          <draw:path draw:style-name="gr7" draw:text-style-name="P4" draw:layer="layout" svg:width="0.296cm" svg:height="0.599cm" svg:x="39.449cm" svg:y="27.461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<text:p/>
          </draw:path>
          <draw:frame draw:style-name="gr8" draw:text-style-name="P6" draw:layer="layout" svg:width="0.446cm" svg:height="0.423cm" svg:x="39.748cm" svg:y="27.549cm">
            <draw:text-box>
              <text:p text:style-name="P5"><text:span text:style-name="T2">PK</text:span></text:p>
            </draw:text-box>
          </draw:frame>
        </draw:g>
        <draw:frame draw:style-name="gr9" draw:text-style-name="P8" draw:layer="layout" svg:width="4.999cm" svg:height="0.988cm" svg:x="40.799cm" svg:y="27.27cm">
          <draw:text-box>
            <text:p text:style-name="P7"><text:span text:style-name="T4">mapTypeID</text:span></text:p>
          </draw:text-box>
        </draw:frame>
        <draw:line draw:style-name="gr10" draw:text-style-name="P1" draw:layer="layout" svg:x1="39.298cm" svg:y1="28.258cm" svg:x2="45.798cm" svg:y2="28.258cm">
          <text:p/>
        </draw:line>
        <draw:g draw:style-name="gr2">
          <draw:polygon draw:style-name="gr1" draw:text-style-name="P1" draw:layer="layout" svg:width="0cm" svg:height="0cm" svg:x="39.448cm" svg:y="29.052cm" svg:viewBox="0 0 0 0" draw:points="0,0">
            <text:p/>
          </draw:polygon>
        </draw:g>
        <draw:frame draw:style-name="gr9" draw:text-style-name="P8" draw:layer="layout" svg:width="4.999cm" svg:height="0.988cm" svg:x="40.8cm" svg:y="28.251cm">
          <draw:text-box>
            <text:p text:style-name="P7"><text:span text:style-name="T4">name</text:span></text:p>
          </draw:text-box>
        </draw:frame>
        <draw:line draw:style-name="gr11" draw:text-style-name="P1" draw:layer="layout" svg:x1="33.673cm" svg:y1="27.5cm" svg:x2="39.298cm" svg:y2="27.498cm">
          <text:p/>
        </draw:line>
        <draw:polyline draw:style-name="gr11" draw:text-style-name="P1" draw:layer="layout" svg:width="3.249cm" svg:height="0cm" svg:x="23.899cm" svg:y="27.5cm" svg:viewBox="0 0 3250 0" draw:points="3250,0 1980,0 1980,0 0,0">
          <text:p/>
        </draw:polyline>
        <draw:polyline draw:style-name="gr11" draw:text-style-name="P1" draw:layer="layout" svg:width="14.896cm" svg:height="5.688cm" draw:transform="skewX (4.39567292580428E-017) rotate (1.14423785760748) translate (23.5175395466951cm 43.9800978643242cm)" svg:viewBox="0 0 14897 5689" draw:points="0,454 2379,5689 14897,0">
          <text:p/>
        </draw:polyline>
        <draw:polygon draw:style-name="gr1" draw:text-style-name="P1" draw:layer="layout" svg:width="0cm" svg:height="0cm" svg:x="39.498cm" svg:y="21.499cm" svg:viewBox="0 0 0 0" draw:points="0,0">
          <text:p/>
        </draw:polygon>
        <draw:g draw:style-name="gr2">
          <draw:polygon draw:style-name="gr3" draw:text-style-name="P1" draw:layer="layout" svg:width="6.499cm" svg:height="0cm" svg:x="41.749cm" svg:y="14.655cm" svg:viewBox="0 0 6500 0" draw:points="0,0 6500,0">
            <text:p/>
          </draw:polygon>
          <draw:polygon draw:style-name="gr4" draw:text-style-name="P1" draw:layer="layout" svg:width="6.499cm" svg:height="0cm" svg:x="41.749cm" svg:y="14.655cm" svg:viewBox="0 0 6500 0" draw:points="0,0 6500,0">
            <text:p/>
          </draw:polygon>
        </draw:g>
        <draw:g draw:style-name="gr2">
          <draw:polygon draw:style-name="gr3" draw:text-style-name="P1" draw:layer="layout" svg:width="6.5cm" svg:height="5.05cm" svg:x="41.749cm" svg:y="14.655cm" svg:viewBox="0 0 6501 5051" draw:points="0,5051 6501,5051 6501,0 0,0">
            <text:p/>
          </draw:polygon>
          <draw:polygon draw:style-name="gr4" draw:text-style-name="P1" draw:layer="layout" svg:width="6.5cm" svg:height="5.05cm" svg:x="41.749cm" svg:y="14.655cm" svg:viewBox="0 0 6501 5051" draw:points="0,5051 6501,5051 6501,0 0,0">
            <text:p/>
          </draw:polygon>
        </draw:g>
        <draw:g draw:style-name="gr5">
          <draw:g draw:style-name="gr2">
            <draw:polygon draw:style-name="gr3" draw:text-style-name="P1" draw:layer="layout" svg:width="6.5cm" svg:height="1.1cm" svg:x="41.749cm" svg:y="14.655cm" svg:viewBox="0 0 6501 1101" draw:points="0,1101 6501,1101 6501,0 0,0">
              <text:p/>
            </draw:polygon>
            <draw:polygon draw:style-name="gr4" draw:text-style-name="P1" draw:layer="layout" svg:width="6.5cm" svg:height="1.1cm" svg:x="41.749cm" svg:y="14.655cm" svg:viewBox="0 0 6501 1101" draw:points="0,1101 6501,1101 6501,0 0,0">
              <text:p/>
            </draw:polygon>
          </draw:g>
          <draw:frame draw:style-name="gr6" draw:text-style-name="P3" draw:layer="layout" svg:width="6.5cm" svg:height="1.1cm" svg:x="41.749cm" svg:y="14.655cm">
            <draw:text-box>
              <text:p text:style-name="P2"><text:span text:style-name="T1">Tile</text:span></text:p>
            </draw:text-box>
          </draw:frame>
        </draw:g>
        <draw:g draw:style-name="gr2">
          <draw:polygon draw:style-name="gr1" draw:text-style-name="P1" draw:layer="layout" svg:width="0cm" svg:height="0cm" svg:x="42.199cm" svg:y="16.745cm" svg:viewBox="0 0 0 0" draw:points="0,0">
            <text:p/>
          </draw:polygon>
        </draw:g>
        <draw:g draw:style-name="gr2">
          <draw:path draw:style-name="gr7" draw:text-style-name="P4" draw:layer="layout" svg:width="0.296cm" svg:height="0.599cm" svg:x="41.9cm" svg:y="15.946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<text:p/>
          </draw:path>
          <draw:frame draw:style-name="gr8" draw:text-style-name="P6" draw:layer="layout" svg:width="0.446cm" svg:height="0.423cm" svg:x="42.199cm" svg:y="16.034cm">
            <draw:text-box>
              <text:p text:style-name="P5"><text:span text:style-name="T2">PK</text:span></text:p>
            </draw:text-box>
          </draw:frame>
        </draw:g>
        <draw:frame draw:style-name="gr9" draw:text-style-name="P6" draw:layer="layout" svg:width="5.25cm" svg:height="0.988cm" svg:x="42.999cm" svg:y="15.755cm">
          <draw:text-box>
            <text:p text:style-name="P5"><text:span text:style-name="T3">tileID</text:span></text:p>
          </draw:text-box>
        </draw:frame>
        <draw:line draw:style-name="gr10" draw:text-style-name="P1" draw:layer="layout" svg:x1="41.749cm" svg:y1="16.742cm" svg:x2="48.249cm" svg:y2="16.742cm">
          <text:p/>
        </draw:line>
        <draw:g draw:style-name="gr2">
          <draw:polygon draw:style-name="gr1" draw:text-style-name="P1" draw:layer="layout" svg:width="0cm" svg:height="0cm" svg:x="41.899cm" svg:y="17.536cm" svg:viewBox="0 0 0 0" draw:points="0,0">
            <text:p/>
          </draw:polygon>
        </draw:g>
        <draw:frame draw:style-name="gr9" draw:text-style-name="P6" draw:layer="layout" svg:width="5.25cm" svg:height="0.988cm" svg:x="42.999cm" svg:y="16.742cm">
          <draw:text-box>
            <text:p text:style-name="P5"><text:span text:style-name="T3">name</text:span></text:p>
          </draw:text-box>
        </draw:frame>
        <draw:g draw:style-name="gr2">
          <draw:polygon draw:style-name="gr1" draw:text-style-name="P1" draw:layer="layout" svg:width="0cm" svg:height="0cm" svg:x="39.648cm" svg:y="21.305cm" svg:viewBox="0 0 0 0" draw:points="0,0">
            <text:p/>
          </draw:polygon>
        </draw:g>
        <draw:g draw:style-name="gr2">
          <draw:polygon draw:style-name="gr1" draw:text-style-name="P1" draw:layer="layout" svg:width="0cm" svg:height="0cm" svg:x="41.899cm" svg:y="19.512cm" svg:viewBox="0 0 0 0" draw:points="0,0">
            <text:p/>
          </draw:polygon>
        </draw:g>
        <draw:frame draw:style-name="gr9" draw:text-style-name="P6" draw:layer="layout" svg:width="5.25cm" svg:height="0.988cm" svg:x="42.999cm" svg:y="18.718cm">
          <draw:text-box>
            <text:p text:style-name="P5"><text:span text:style-name="T3">image</text:span></text:p>
          </draw:text-box>
        </draw:frame>
        <draw:g draw:style-name="gr2">
          <draw:polygon draw:style-name="gr1" draw:text-style-name="P1" draw:layer="layout" svg:width="0cm" svg:height="0cm" svg:x="41.899cm" svg:y="20.5cm" svg:viewBox="0 0 0 0" draw:points="0,0">
            <text:p/>
          </draw:polygon>
        </draw:g>
        <draw:g draw:style-name="gr2">
          <draw:polygon draw:style-name="gr1" draw:text-style-name="P1" draw:layer="layout" svg:width="0cm" svg:height="0cm" svg:x="41.899cm" svg:y="18.524cm" svg:viewBox="0 0 0 0" draw:points="0,0">
            <text:p/>
          </draw:polygon>
        </draw:g>
        <draw:frame draw:style-name="gr9" draw:text-style-name="P6" draw:layer="layout" svg:width="5.25cm" svg:height="0.988cm" svg:x="42.999cm" svg:y="17.731cm">
          <draw:text-box>
            <text:p text:style-name="P5"><text:span text:style-name="T3">passibility</text:span></text:p>
          </draw:text-box>
        </draw:frame>
        <draw:g draw:style-name="gr2">
          <draw:polygon draw:style-name="gr3" draw:text-style-name="P1" draw:layer="layout" svg:width="6.499cm" svg:height="0cm" svg:x="29.749cm" svg:y="14.75cm" svg:viewBox="0 0 6500 0" draw:points="0,0 6500,0">
            <text:p/>
          </draw:polygon>
          <draw:polygon draw:style-name="gr4" draw:text-style-name="P1" draw:layer="layout" svg:width="6.499cm" svg:height="0cm" svg:x="29.749cm" svg:y="14.75cm" svg:viewBox="0 0 6500 0" draw:points="0,0 6500,0">
            <text:p/>
          </draw:polygon>
        </draw:g>
        <draw:g draw:style-name="gr2">
          <draw:polygon draw:style-name="gr3" draw:text-style-name="P1" draw:layer="layout" svg:width="6.5cm" svg:height="5.882cm" svg:x="29.749cm" svg:y="14.75cm" svg:viewBox="0 0 6501 5883" draw:points="0,5883 6501,5883 6501,0 0,0">
            <text:p/>
          </draw:polygon>
          <draw:polygon draw:style-name="gr4" draw:text-style-name="P1" draw:layer="layout" svg:width="6.5cm" svg:height="5.882cm" svg:x="29.749cm" svg:y="14.75cm" svg:viewBox="0 0 6501 5883" draw:points="0,5883 6501,5883 6501,0 0,0">
            <text:p/>
          </draw:polygon>
        </draw:g>
        <draw:g draw:style-name="gr5">
          <draw:g draw:style-name="gr2">
            <draw:polygon draw:style-name="gr3" draw:text-style-name="P1" draw:layer="layout" svg:width="6.5cm" svg:height="1.1cm" svg:x="29.749cm" svg:y="14.75cm" svg:viewBox="0 0 6501 1101" draw:points="0,1101 6501,1101 6501,0 0,0">
              <text:p/>
            </draw:polygon>
            <draw:polygon draw:style-name="gr4" draw:text-style-name="P1" draw:layer="layout" svg:width="6.5cm" svg:height="1.1cm" svg:x="29.749cm" svg:y="14.75cm" svg:viewBox="0 0 6501 1101" draw:points="0,1101 6501,1101 6501,0 0,0">
              <text:p/>
            </draw:polygon>
          </draw:g>
          <draw:frame draw:style-name="gr6" draw:text-style-name="P3" draw:layer="layout" svg:width="6.5cm" svg:height="1.1cm" svg:x="29.749cm" svg:y="14.75cm">
            <draw:text-box>
              <text:p text:style-name="P2"><text:span text:style-name="T1">Tile_Map</text:span></text:p>
            </draw:text-box>
          </draw:frame>
        </draw:g>
        <draw:g draw:style-name="gr2">
          <draw:polygon draw:style-name="gr1" draw:text-style-name="P1" draw:layer="layout" svg:width="0cm" svg:height="0cm" svg:x="30.199cm" svg:y="16.84cm" svg:viewBox="0 0 0 0" draw:points="0,0">
            <text:p/>
          </draw:polygon>
        </draw:g>
        <draw:line draw:style-name="gr10" draw:text-style-name="P1" draw:layer="layout" svg:x1="29.749cm" svg:y1="18.095cm" svg:x2="36.249cm" svg:y2="18.095cm">
          <text:p/>
        </draw:line>
        <draw:g draw:style-name="gr2">
          <draw:polygon draw:style-name="gr1" draw:text-style-name="P1" draw:layer="layout" svg:width="0cm" svg:height="0cm" svg:x="29.899cm" svg:y="17.631cm" svg:viewBox="0 0 0 0" draw:points="0,0">
            <text:p/>
          </draw:polygon>
        </draw:g>
        <draw:frame draw:style-name="gr9" draw:text-style-name="P6" draw:layer="layout" svg:width="4.75cm" svg:height="0.988cm" svg:x="31.499cm" svg:y="18.357cm">
          <draw:text-box>
            <text:p text:style-name="P5"><text:span text:style-name="T3">xCoordinate</text:span></text:p>
          </draw:text-box>
        </draw:frame>
        <draw:g draw:style-name="gr2">
          <draw:polygon draw:style-name="gr1" draw:text-style-name="P1" draw:layer="layout" svg:width="0cm" svg:height="0cm" svg:x="29.899cm" svg:y="19.607cm" svg:viewBox="0 0 0 0" draw:points="0,0">
            <text:p/>
          </draw:polygon>
        </draw:g>
        <draw:frame draw:style-name="gr9" draw:text-style-name="P6" draw:layer="layout" svg:width="4.75cm" svg:height="0.988cm" svg:x="31.499cm" svg:y="16.845cm">
          <draw:text-box>
            <text:p text:style-name="P5"><text:span text:style-name="T3">tileID</text:span></text:p>
          </draw:text-box>
        </draw:frame>
        <draw:g draw:style-name="gr2">
          <draw:polygon draw:style-name="gr1" draw:text-style-name="P1" draw:layer="layout" svg:width="0cm" svg:height="0cm" svg:x="29.899cm" svg:y="20.595cm" svg:viewBox="0 0 0 0" draw:points="0,0">
            <text:p/>
          </draw:polygon>
        </draw:g>
        <draw:g draw:style-name="gr2">
          <draw:polygon draw:style-name="gr1" draw:text-style-name="P1" draw:layer="layout" svg:width="0cm" svg:height="0cm" svg:x="29.899cm" svg:y="18.619cm" svg:viewBox="0 0 0 0" draw:points="0,0">
            <text:p/>
          </draw:polygon>
        </draw:g>
        <draw:frame draw:style-name="gr9" draw:text-style-name="P6" draw:layer="layout" svg:width="4.75cm" svg:height="0.988cm" svg:x="31.499cm" svg:y="19.595cm">
          <draw:text-box>
            <text:p text:style-name="P5"><text:span text:style-name="T3">yCoordinate</text:span></text:p>
          </draw:text-box>
        </draw:frame>
        <draw:frame draw:style-name="gr9" draw:text-style-name="P6" draw:layer="layout" svg:width="4.75cm" svg:height="0.988cm" svg:x="31.499cm" svg:y="15.845cm">
          <draw:text-box>
            <text:p text:style-name="P5"><text:span text:style-name="T3">mapID</text:span></text:p>
          </draw:text-box>
        </draw:frame>
        <draw:line draw:style-name="gr11" draw:text-style-name="P1" draw:layer="layout" svg:x1="32.749cm" svg:y1="20.628cm" svg:x2="32.749cm" svg:y2="24.378cm">
          <text:p/>
        </draw:line>
        <draw:g draw:style-name="gr2">
          <draw:path draw:style-name="gr13" draw:text-style-name="P4" draw:layer="layout" svg:width="0.296cm" svg:height="0.599cm" svg:x="30.004cm" svg:y="17.095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<text:p/>
          </draw:path>
          <draw:frame draw:style-name="gr8" draw:text-style-name="P6" draw:layer="layout" svg:width="0.446cm" svg:height="0.423cm" svg:x="30.303cm" svg:y="17.183cm">
            <draw:text-box>
              <text:p text:style-name="P5"><text:span text:style-name="T2">PK</text:span></text:p>
            </draw:text-box>
          </draw:frame>
        </draw:g>
        <draw:g draw:style-name="gr2">
          <draw:path draw:style-name="gr13" draw:text-style-name="P4" draw:layer="layout" svg:width="0.296cm" svg:height="0.599cm" svg:x="29.999cm" svg:y="16.095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<text:p/>
          </draw:path>
          <draw:frame draw:style-name="gr8" draw:text-style-name="P6" draw:layer="layout" svg:width="0.446cm" svg:height="0.423cm" svg:x="30.298cm" svg:y="16.183cm">
            <draw:text-box>
              <text:p text:style-name="P5"><text:span text:style-name="T2">PK</text:span></text:p>
            </draw:text-box>
          </draw:frame>
        </draw:g>
        <draw:polyline draw:style-name="gr11" draw:text-style-name="P1" draw:layer="layout" svg:width="5.499cm" svg:height="0cm" svg:x="36.249cm" svg:y="17.5cm" svg:viewBox="0 0 5500 0" draw:points="0,0 2429,0 2429,0 5500,0">
          <text:p/>
        </draw:polyline>
        <draw:g draw:style-name="gr2">
          <draw:polygon draw:style-name="gr3" draw:text-style-name="P1" draw:layer="layout" svg:width="6.499cm" svg:height="0cm" svg:x="17.598cm" svg:y="9cm" svg:viewBox="0 0 6500 0" draw:points="0,0 6500,0">
            <text:p/>
          </draw:polygon>
          <draw:polygon draw:style-name="gr4" draw:text-style-name="P1" draw:layer="layout" svg:width="6.499cm" svg:height="0cm" svg:x="17.598cm" svg:y="9cm" svg:viewBox="0 0 6500 0" draw:points="0,0 6500,0">
            <text:p/>
          </draw:polygon>
        </draw:g>
        <draw:g draw:style-name="gr2">
          <draw:polygon draw:style-name="gr3" draw:text-style-name="P1" draw:layer="layout" svg:width="6.5cm" svg:height="5.882cm" svg:x="17.598cm" svg:y="9cm" svg:viewBox="0 0 6501 5883" draw:points="0,5883 6501,5883 6501,0 0,0">
            <text:p/>
          </draw:polygon>
          <draw:polygon draw:style-name="gr4" draw:text-style-name="P1" draw:layer="layout" svg:width="6.5cm" svg:height="5.882cm" svg:x="17.598cm" svg:y="9cm" svg:viewBox="0 0 6501 5883" draw:points="0,5883 6501,5883 6501,0 0,0">
            <text:p/>
          </draw:polygon>
        </draw:g>
        <draw:g draw:style-name="gr5">
          <draw:g draw:style-name="gr2">
            <draw:polygon draw:style-name="gr3" draw:text-style-name="P1" draw:layer="layout" svg:width="6.5cm" svg:height="1.1cm" svg:x="17.598cm" svg:y="9cm" svg:viewBox="0 0 6501 1101" draw:points="0,1101 6501,1101 6501,0 0,0">
              <text:p/>
            </draw:polygon>
            <draw:polygon draw:style-name="gr4" draw:text-style-name="P1" draw:layer="layout" svg:width="6.5cm" svg:height="1.1cm" svg:x="17.598cm" svg:y="9cm" svg:viewBox="0 0 6501 1101" draw:points="0,1101 6501,1101 6501,0 0,0">
              <text:p/>
            </draw:polygon>
          </draw:g>
          <draw:frame draw:style-name="gr6" draw:text-style-name="P3" draw:layer="layout" svg:width="6.5cm" svg:height="1.1cm" svg:x="17.598cm" svg:y="9cm">
            <draw:text-box>
              <text:p text:style-name="P2"><text:span text:style-name="T1">Item_Map</text:span></text:p>
            </draw:text-box>
          </draw:frame>
        </draw:g>
        <draw:g draw:style-name="gr2">
          <draw:polygon draw:style-name="gr1" draw:text-style-name="P1" draw:layer="layout" svg:width="0cm" svg:height="0cm" svg:x="18.048cm" svg:y="11.09cm" svg:viewBox="0 0 0 0" draw:points="0,0">
            <text:p/>
          </draw:polygon>
        </draw:g>
        <draw:line draw:style-name="gr10" draw:text-style-name="P1" draw:layer="layout" svg:x1="17.598cm" svg:y1="12.345cm" svg:x2="24.098cm" svg:y2="12.345cm">
          <text:p/>
        </draw:line>
        <draw:g draw:style-name="gr2">
          <draw:polygon draw:style-name="gr1" draw:text-style-name="P1" draw:layer="layout" svg:width="0cm" svg:height="0cm" svg:x="17.748cm" svg:y="11.881cm" svg:viewBox="0 0 0 0" draw:points="0,0">
            <text:p/>
          </draw:polygon>
        </draw:g>
        <draw:frame draw:style-name="gr9" draw:text-style-name="P6" draw:layer="layout" svg:width="4.75cm" svg:height="0.988cm" svg:x="19.348cm" svg:y="12.607cm">
          <draw:text-box>
            <text:p text:style-name="P5"><text:span text:style-name="T3">xCoordinate</text:span></text:p>
          </draw:text-box>
        </draw:frame>
        <draw:g draw:style-name="gr2">
          <draw:polygon draw:style-name="gr1" draw:text-style-name="P1" draw:layer="layout" svg:width="0cm" svg:height="0cm" svg:x="17.748cm" svg:y="13.857cm" svg:viewBox="0 0 0 0" draw:points="0,0">
            <text:p/>
          </draw:polygon>
        </draw:g>
        <draw:frame draw:style-name="gr9" draw:text-style-name="P6" draw:layer="layout" svg:width="4.75cm" svg:height="0.988cm" svg:x="19.348cm" svg:y="11.095cm">
          <draw:text-box>
            <text:p text:style-name="P5"><text:span text:style-name="T3">itemID</text:span></text:p>
          </draw:text-box>
        </draw:frame>
        <draw:g draw:style-name="gr2">
          <draw:polygon draw:style-name="gr1" draw:text-style-name="P1" draw:layer="layout" svg:width="0cm" svg:height="0cm" svg:x="17.748cm" svg:y="14.845cm" svg:viewBox="0 0 0 0" draw:points="0,0">
            <text:p/>
          </draw:polygon>
        </draw:g>
        <draw:g draw:style-name="gr2">
          <draw:polygon draw:style-name="gr1" draw:text-style-name="P1" draw:layer="layout" svg:width="0cm" svg:height="0cm" svg:x="17.748cm" svg:y="12.869cm" svg:viewBox="0 0 0 0" draw:points="0,0">
            <text:p/>
          </draw:polygon>
        </draw:g>
        <draw:frame draw:style-name="gr9" draw:text-style-name="P6" draw:layer="layout" svg:width="4.75cm" svg:height="0.988cm" svg:x="19.348cm" svg:y="13.845cm">
          <draw:text-box>
            <text:p text:style-name="P5"><text:span text:style-name="T3">yCoordinate</text:span></text:p>
          </draw:text-box>
        </draw:frame>
        <draw:frame draw:style-name="gr9" draw:text-style-name="P6" draw:layer="layout" svg:width="4.75cm" svg:height="0.988cm" svg:x="19.348cm" svg:y="10.095cm">
          <draw:text-box>
            <text:p text:style-name="P5"><text:span text:style-name="T3">mapID</text:span></text:p>
          </draw:text-box>
        </draw:frame>
        <draw:g draw:style-name="gr2">
          <draw:path draw:style-name="gr13" draw:text-style-name="P4" draw:layer="layout" svg:width="0.296cm" svg:height="0.599cm" svg:x="17.853cm" svg:y="11.345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<text:p/>
          </draw:path>
          <draw:frame draw:style-name="gr8" draw:text-style-name="P6" draw:layer="layout" svg:width="0.446cm" svg:height="0.423cm" svg:x="18.152cm" svg:y="11.433cm">
            <draw:text-box>
              <text:p text:style-name="P5"><text:span text:style-name="T2">PK</text:span></text:p>
            </draw:text-box>
          </draw:frame>
        </draw:g>
        <draw:g draw:style-name="gr2">
          <draw:path draw:style-name="gr13" draw:text-style-name="P4" draw:layer="layout" svg:width="0.296cm" svg:height="0.599cm" svg:x="17.848cm" svg:y="10.345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<text:p/>
          </draw:path>
          <draw:frame draw:style-name="gr8" draw:text-style-name="P6" draw:layer="layout" svg:width="0.446cm" svg:height="0.423cm" svg:x="18.147cm" svg:y="10.433cm">
            <draw:text-box>
              <text:p text:style-name="P5"><text:span text:style-name="T2">PK</text:span></text:p>
            </draw:text-box>
          </draw:frame>
        </draw:g>
        <draw:polyline draw:style-name="gr11" draw:text-style-name="P1" draw:layer="layout" svg:width="13.362cm" svg:height="3.816cm" draw:transform="skewX (-3.65183314110562E-017) rotate (-1.26675997109748) translate (27.7405011516466cm 10.5034266022952cm)" svg:viewBox="0 0 13363 3817" draw:points="0,3817 1197,0 13363,3817">
          <text:p/>
        </draw:polyline>
        <draw:polyline draw:style-name="gr11" draw:text-style-name="P1" draw:layer="layout" svg:width="23.52cm" svg:height="20.944cm" draw:transform="rotate (-1.26675997109748) translate (16.2994416747191cm 7.60817143331999cm)" svg:viewBox="0 0 23521 20945" draw:points="4341,0 0,13835 22661,20945 23521,18203">
          <text:p/>
        </draw:polyline>
        <draw:frame draw:style-name="gr14" draw:text-style-name="P10" draw:layer="layout" svg:width="50.73cm" svg:height="6.5cm" svg:x="0cm" svg:y="2cm">
          <draw:text-box>
            <text:p text:style-name="P9"><text:span text:style-name="T6">Scrap Salvager Game for DAT602</text:span></text:p>
            <text:p text:style-name="P9"/>
            <text:p text:style-name="P9"><text:span text:style-name="T7">By Johan Hobb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arker_5f_0" draw:display-name="Marker_0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Marker_5f_1" draw:display-name="Marker_1" svg:viewBox="0 0 38 40" svg:d="M19 40h1v-40h-2v40zM20 40h-20v-2h20zM18 40h20v-2h-20zM20 22h-20v-2h20zM18 22h20v-2h-20z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73cm" fo:page-height="58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8-11T14:25:27.779000000</dc:date>
    <dc:language>en-US</dc:language>
    <meta:creation-date>2024-08-05T00:59:52Z</meta:creation-date>
    <meta:initial-creator>Johan '</meta:initial-creator>
    <meta:generator>LibreOffice/24.2.5.2$Windows_X86_64 LibreOffice_project/bffef4ea93e59bebbeaf7f431bb02b1a39ee8a59</meta:generator>
    <meta:editing-duration>PT1H49M37S</meta:editing-duration>
    <meta:editing-cycles>19</meta:editing-cycles>
    <meta:document-statistic meta:object-count="398"/>
    <meta:template xlink:type="simple" xlink:actuate="onRequest" xlink:title="DBCROW_M.vstx" xlink:href=""/>
  </office:meta>
</office:document-meta>
</file>